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30000000B953B7577A3E05FC0A.png" manifest:media-type="image/png"/>
  <manifest:file-entry manifest:full-path="Pictures/10000001000000F5000000D081E3D56A465200E5.png" manifest:media-type="image/png"/>
  <manifest:file-entry manifest:full-path="Pictures/1000000100000080000000802F260AA07D3ACAE1.png" manifest:media-type="image/png"/>
  <manifest:file-entry manifest:full-path="Pictures/1000000100000130000000D2FE4143E5ABAB6247.png" manifest:media-type="image/png"/>
  <manifest:file-entry manifest:full-path="Pictures/10000001000001030000002F91A31C63118EBD73.png" manifest:media-type="image/png"/>
  <manifest:file-entry manifest:full-path="Pictures/1000000100000210000000D5E55117DF40479983.png" manifest:media-type="image/png"/>
  <manifest:file-entry manifest:full-path="Pictures/100000010000002400000036893918E8A57F0261.png" manifest:media-type="image/png"/>
  <manifest:file-entry manifest:full-path="Pictures/10000001000001C3000000B1D12B7D0ABF940E0A.png" manifest:media-type="image/png"/>
  <manifest:file-entry manifest:full-path="Pictures/10000001000000D50000015BFECED05933487865.png" manifest:media-type="image/png"/>
  <manifest:file-entry manifest:full-path="Pictures/1000000100000135000000CDF6CB846F944B1484.png" manifest:media-type="image/png"/>
  <manifest:file-entry manifest:full-path="Pictures/100000010000012F0000003C07A9C18DB0393C7F.png" manifest:media-type="image/png"/>
  <manifest:file-entry manifest:full-path="Pictures/10000001000001300000009A1F0C746E7AC88D93.png" manifest:media-type="image/png"/>
  <manifest:file-entry manifest:full-path="Pictures/100000010000012C000000B404FE0D883B404532.png" manifest:media-type="image/png"/>
  <manifest:file-entry manifest:full-path="Pictures/100000010000012F000000B3A15195B7E9ADE64D.png" manifest:media-type="image/png"/>
  <manifest:file-entry manifest:full-path="Pictures/100000010000016900000098EFEE7BD301C5AFBC.png" manifest:media-type="image/png"/>
  <manifest:file-entry manifest:full-path="Pictures/100000010000013000000131F845445A2033F4A5.png" manifest:media-type="image/png"/>
  <manifest:file-entry manifest:full-path="Pictures/10000001000000C6000000CFCBD35DAFFF188649.png" manifest:media-type="image/png"/>
  <manifest:file-entry manifest:full-path="Pictures/100000010000012F000000966310C4610B4ADD56.png" manifest:media-type="image/png"/>
  <manifest:file-entry manifest:full-path="Pictures/1000000100000130000000527817A9EB44F20A58.png" manifest:media-type="image/png"/>
  <manifest:file-entry manifest:full-path="Pictures/10000001000000A20000007E02F6A37EA9903ED0.png" manifest:media-type="image/png"/>
  <manifest:file-entry manifest:full-path="Pictures/100000010000013100000105FCA9C9EA3E3BD15D.png" manifest:media-type="image/png"/>
  <manifest:file-entry manifest:full-path="Pictures/100000010000012F0000008C42792DBD66DB4173.png" manifest:media-type="image/png"/>
  <manifest:file-entry manifest:full-path="Pictures/10000001000001310000007D0C04B1876DEF07EF.png" manifest:media-type="image/png"/>
  <manifest:file-entry manifest:full-path="Pictures/100000010000011C000000A3EE5F7A0933B8D2DE.png" manifest:media-type="image/png"/>
  <manifest:file-entry manifest:full-path="Pictures/10000001000001DE000000C6AFBB9BA96D8E3BCD.png" manifest:media-type="image/png"/>
  <manifest:file-entry manifest:full-path="Pictures/10000001000000B00000007E00F079767C433330.png" manifest:media-type="image/png"/>
  <manifest:file-entry manifest:full-path="Pictures/10000001000000BA000000453B9B650EAC65AA68.png" manifest:media-type="image/png"/>
  <manifest:file-entry manifest:full-path="Pictures/100000010000014F000000EC468CA40B5B6202F6.png" manifest:media-type="image/png"/>
  <manifest:file-entry manifest:full-path="Pictures/10000001000001390000006BCF07A24822721ED1.png" manifest:media-type="image/png"/>
  <manifest:file-entry manifest:full-path="Pictures/10000001000001310000009087A680016EE63E17.png" manifest:media-type="image/png"/>
  <manifest:file-entry manifest:full-path="Pictures/100000010000012F0000007E3273A9A2C90B565F.png" manifest:media-type="image/png"/>
  <manifest:file-entry manifest:full-path="Pictures/100000010000013D00000086DB1894F79B89FB72.png" manifest:media-type="image/png"/>
  <manifest:file-entry manifest:full-path="Pictures/10000001000000B10000007F53877AE920328086.png" manifest:media-type="image/png"/>
  <manifest:file-entry manifest:full-path="Pictures/10000001000000B0000000EDA3394A7B4D4D2A41.png" manifest:media-type="image/png"/>
  <manifest:file-entry manifest:full-path="Pictures/100000010000014E000000D728A2A1C589BFFB8B.png" manifest:media-type="image/png"/>
  <manifest:file-entry manifest:full-path="Pictures/100000010000016200000180FC9300BC08ACAF8D.png" manifest:media-type="image/png"/>
  <manifest:file-entry manifest:full-path="Pictures/10000001000000EF000000DEAEEE50CE095A0062.png" manifest:media-type="image/png"/>
  <manifest:file-entry manifest:full-path="Pictures/1000000100000195000000EB6E55B2D1BDBF8C2D.png" manifest:media-type="image/png"/>
  <manifest:file-entry manifest:full-path="Pictures/100000000000012F0000003D81B96A6B2DBA5B47.jpg" manifest:media-type="image/jpeg"/>
  <manifest:file-entry manifest:full-path="Pictures/100000010000012C000000A234954C8CC03316C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ab2e7"/>
    </style:style>
    <style:style style:name="P4" style:family="paragraph" style:parent-style-name="Text_20_body">
      <style:text-properties officeooo:paragraph-rsid="005ab2e7"/>
    </style:style>
    <style:style style:name="P5" style:family="paragraph" style:parent-style-name="Standard">
      <style:text-properties officeooo:rsid="0065673f" officeooo:paragraph-rsid="0065673f"/>
    </style:style>
    <style:style style:name="P6" style:family="paragraph" style:parent-style-name="Standard">
      <style:text-properties officeooo:rsid="0065673f" officeooo:paragraph-rsid="00666b88"/>
    </style:style>
    <style:style style:name="P7" style:family="paragraph" style:parent-style-name="Standard">
      <style:text-properties officeooo:paragraph-rsid="006688eb"/>
    </style:style>
    <style:style style:name="P8" style:family="paragraph" style:parent-style-name="Standard">
      <style:text-properties officeooo:paragraph-rsid="00671027"/>
    </style:style>
    <style:style style:name="P9" style:family="paragraph" style:parent-style-name="Standard">
      <style:text-properties officeooo:rsid="00671027" officeooo:paragraph-rsid="00671027"/>
    </style:style>
    <style:style style:name="P10" style:family="paragraph" style:parent-style-name="Standard">
      <style:text-properties officeooo:paragraph-rsid="006b5e5d"/>
    </style:style>
    <style:style style:name="P11" style:family="paragraph" style:parent-style-name="Standard">
      <style:text-properties officeooo:paragraph-rsid="006d299b"/>
    </style:style>
    <style:style style:name="P12" style:family="paragraph" style:parent-style-name="Standard">
      <style:text-properties officeooo:rsid="01bdcf02" officeooo:paragraph-rsid="006d299b"/>
    </style:style>
    <style:style style:name="P13" style:family="paragraph" style:parent-style-name="Standard">
      <style:text-properties officeooo:paragraph-rsid="006fb82a"/>
    </style:style>
    <style:style style:name="P14" style:family="paragraph" style:parent-style-name="Standard">
      <style:text-properties officeooo:rsid="0072d3b3" officeooo:paragraph-rsid="0072d3b3"/>
    </style:style>
    <style:style style:name="P15" style:family="paragraph" style:parent-style-name="Standard">
      <style:text-properties fo:color="#000000" loext:opacity="100%" style:font-name="LiberationSerif" fo:font-size="12pt" fo:font-style="normal" fo:font-weight="normal" officeooo:rsid="0050dc32" officeooo:paragraph-rsid="00790a71" style:font-size-asian="12pt" style:font-style-asian="normal" style:font-weight-asian="normal"/>
    </style:style>
    <style:style style:name="P16" style:family="paragraph" style:parent-style-name="Standard">
      <style:text-properties fo:color="#000000" loext:opacity="100%" style:font-name="LiberationSerif" fo:font-size="12pt" fo:font-style="normal" fo:font-weight="normal" officeooo:paragraph-rsid="00790a71" style:font-size-asian="12pt" style:font-style-asian="normal" style:font-weight-asian="normal"/>
    </style:style>
    <style:style style:name="P17" style:family="paragraph" style:parent-style-name="Standard">
      <style:text-properties officeooo:paragraph-rsid="00790a71"/>
    </style:style>
    <style:style style:name="P18" style:family="paragraph" style:parent-style-name="Standard">
      <style:text-properties officeooo:paragraph-rsid="007c606c"/>
    </style:style>
    <style:style style:name="P19" style:family="paragraph" style:parent-style-name="Text_20_body">
      <style:paragraph-properties fo:margin-top="0cm" fo:margin-bottom="0cm" style:contextual-spacing="false"/>
      <style:text-properties officeooo:paragraph-rsid="007c606c"/>
    </style:style>
    <style:style style:name="P20" style:family="paragraph" style:parent-style-name="Standard">
      <style:text-properties officeooo:rsid="004f7dc2" officeooo:paragraph-rsid="0072d3b3"/>
    </style:style>
    <style:style style:name="P21" style:family="paragraph" style:parent-style-name="Standard">
      <style:paragraph-properties fo:text-align="justify" style:justify-single-word="false"/>
      <style:text-properties officeooo:rsid="003ab38d" officeooo:paragraph-rsid="007e9086"/>
    </style:style>
    <style:style style:name="P22" style:family="paragraph" style:parent-style-name="Text_20_body">
      <style:paragraph-properties fo:text-align="justify" style:justify-single-word="false"/>
      <style:text-properties officeooo:rsid="003ab38d" officeooo:paragraph-rsid="007e9086"/>
    </style:style>
    <style:style style:name="P23" style:family="paragraph" style:parent-style-name="Text_20_body">
      <style:paragraph-properties fo:text-align="justify" style:justify-single-word="false"/>
      <style:text-properties officeooo:rsid="003ab38d" officeooo:paragraph-rsid="00666b88"/>
    </style:style>
    <style:style style:name="P24" style:family="paragraph" style:parent-style-name="Text_20_body">
      <style:text-properties officeooo:rsid="003ab38d" officeooo:paragraph-rsid="0063b0bd"/>
    </style:style>
    <style:style style:name="P25" style:family="paragraph" style:parent-style-name="Standard">
      <style:paragraph-properties fo:text-align="justify" style:justify-single-word="false"/>
      <style:text-properties officeooo:rsid="007e9086" officeooo:paragraph-rsid="007e9086"/>
    </style:style>
    <style:style style:name="P26" style:family="paragraph" style:parent-style-name="Text_20_body">
      <style:text-properties style:font-name="Liberation Serif" fo:font-size="14pt" fo:font-weight="normal" officeooo:rsid="0040f9ca" officeooo:paragraph-rsid="00511fd0" style:font-size-asian="14pt" style:font-weight-asian="normal" style:font-size-complex="14pt" style:font-weight-complex="normal"/>
    </style:style>
    <style:style style:name="P27" style:family="paragraph" style:parent-style-name="Text_20_body">
      <style:text-properties officeooo:rsid="00544eed" officeooo:paragraph-rsid="005f88a3"/>
    </style:style>
    <style:style style:name="P28" style:family="paragraph" style:parent-style-name="Text_20_body">
      <style:text-properties officeooo:rsid="00544eed" officeooo:paragraph-rsid="0063b0bd"/>
    </style:style>
    <style:style style:name="P29" style:family="paragraph" style:parent-style-name="Text_20_body">
      <style:text-properties officeooo:rsid="00544eed" officeooo:paragraph-rsid="00666b88"/>
    </style:style>
    <style:style style:name="P30" style:family="paragraph" style:parent-style-name="Text_20_body">
      <style:text-properties officeooo:rsid="00544eed" officeooo:paragraph-rsid="007e9086"/>
    </style:style>
    <style:style style:name="P31" style:family="paragraph" style:parent-style-name="Text_20_body">
      <style:text-properties officeooo:rsid="0055a347"/>
    </style:style>
    <style:style style:name="P32" style:family="paragraph" style:parent-style-name="Text_20_body">
      <style:text-properties officeooo:rsid="0055a347" officeooo:paragraph-rsid="005f88a3"/>
    </style:style>
    <style:style style:name="P33" style:family="paragraph" style:parent-style-name="Text_20_body">
      <style:text-properties officeooo:rsid="0055a347" officeooo:paragraph-rsid="00602224"/>
    </style:style>
    <style:style style:name="P34" style:family="paragraph" style:parent-style-name="Text_20_body">
      <style:text-properties officeooo:rsid="0055a347" officeooo:paragraph-rsid="0063b0bd"/>
    </style:style>
    <style:style style:name="P35" style:family="paragraph" style:parent-style-name="Text_20_body">
      <style:text-properties officeooo:rsid="0055a347" officeooo:paragraph-rsid="00666b88"/>
    </style:style>
    <style:style style:name="P36" style:family="paragraph" style:parent-style-name="Text_20_body">
      <style:text-properties officeooo:rsid="0055a347" officeooo:paragraph-rsid="007e9086"/>
    </style:style>
    <style:style style:name="P37" style:family="paragraph" style:parent-style-name="Text_20_body">
      <style:text-properties officeooo:paragraph-rsid="0056e6ac"/>
    </style:style>
    <style:style style:name="P38" style:family="paragraph" style:parent-style-name="Text_20_body">
      <style:text-properties officeooo:rsid="0058ce15" officeooo:paragraph-rsid="0058ce15"/>
    </style:style>
    <style:style style:name="P39" style:family="paragraph" style:parent-style-name="Text_20_body">
      <style:text-properties officeooo:rsid="0058ce15" officeooo:paragraph-rsid="00602224"/>
    </style:style>
    <style:style style:name="P40" style:family="paragraph" style:parent-style-name="Text_20_body">
      <style:text-properties officeooo:rsid="005c5278" officeooo:paragraph-rsid="005c5278"/>
    </style:style>
    <style:style style:name="P41" style:family="paragraph" style:parent-style-name="Text_20_body">
      <style:text-properties officeooo:rsid="005c5278" officeooo:paragraph-rsid="005f209b"/>
    </style:style>
    <style:style style:name="P42" style:family="paragraph" style:parent-style-name="Text_20_body">
      <style:text-properties officeooo:paragraph-rsid="005e2aef"/>
    </style:style>
    <style:style style:name="P43" style:family="paragraph" style:parent-style-name="Text_20_body">
      <style:text-properties officeooo:rsid="005f0861" officeooo:paragraph-rsid="005f0861"/>
    </style:style>
    <style:style style:name="P44" style:family="paragraph" style:parent-style-name="Text_20_body">
      <style:text-properties officeooo:rsid="005f0861" officeooo:paragraph-rsid="005f88a3"/>
    </style:style>
    <style:style style:name="P45" style:family="paragraph" style:parent-style-name="Text_20_body">
      <style:text-properties officeooo:rsid="005f0861" officeooo:paragraph-rsid="0063b0bd"/>
    </style:style>
    <style:style style:name="P46" style:family="paragraph" style:parent-style-name="Text_20_body">
      <style:text-properties officeooo:rsid="005f0861" officeooo:paragraph-rsid="00666b88"/>
    </style:style>
    <style:style style:name="P47" style:family="paragraph" style:parent-style-name="Text_20_body">
      <style:text-properties officeooo:rsid="005f0861" officeooo:paragraph-rsid="007e9086"/>
    </style:style>
    <style:style style:name="P48" style:family="paragraph" style:parent-style-name="Text_20_body">
      <style:text-properties officeooo:rsid="005f209b" officeooo:paragraph-rsid="005f209b"/>
    </style:style>
    <style:style style:name="P49" style:family="paragraph" style:parent-style-name="Text_20_body">
      <style:text-properties officeooo:paragraph-rsid="005f88a3"/>
    </style:style>
    <style:style style:name="P50" style:family="paragraph" style:parent-style-name="Heading_20_4">
      <style:text-properties officeooo:paragraph-rsid="005f88a3"/>
    </style:style>
    <style:style style:name="P51" style:family="paragraph" style:parent-style-name="Text_20_body">
      <style:text-properties officeooo:rsid="005f88a3" officeooo:paragraph-rsid="005f88a3"/>
    </style:style>
    <style:style style:name="P52" style:family="paragraph" style:parent-style-name="Text_20_body">
      <style:text-properties officeooo:rsid="005f88a3" officeooo:paragraph-rsid="0063b0bd"/>
    </style:style>
    <style:style style:name="P53" style:family="paragraph" style:parent-style-name="Text_20_body">
      <style:text-properties officeooo:rsid="005f88a3" officeooo:paragraph-rsid="00666b88"/>
    </style:style>
    <style:style style:name="P54" style:family="paragraph" style:parent-style-name="Text_20_body">
      <style:text-properties officeooo:rsid="00602224" officeooo:paragraph-rsid="00602224"/>
    </style:style>
    <style:style style:name="P55" style:family="paragraph" style:parent-style-name="Text_20_body">
      <style:text-properties officeooo:rsid="00602224" officeooo:paragraph-rsid="00619655"/>
    </style:style>
    <style:style style:name="P56" style:family="paragraph" style:parent-style-name="Text_20_body">
      <style:text-properties officeooo:paragraph-rsid="00602224"/>
    </style:style>
    <style:style style:name="P57" style:family="paragraph" style:parent-style-name="Text_20_body">
      <style:text-properties officeooo:paragraph-rsid="00619655"/>
    </style:style>
    <style:style style:name="P58" style:family="paragraph" style:parent-style-name="Heading_20_4">
      <style:text-properties officeooo:paragraph-rsid="00619655"/>
    </style:style>
    <style:style style:name="P59" style:family="paragraph" style:parent-style-name="Text_20_body">
      <style:text-properties officeooo:rsid="00619655" officeooo:paragraph-rsid="00619655"/>
    </style:style>
    <style:style style:name="P60" style:family="paragraph" style:parent-style-name="Text_20_body">
      <style:text-properties officeooo:rsid="0056e6ac" officeooo:paragraph-rsid="0056e6ac"/>
    </style:style>
    <style:style style:name="P61" style:family="paragraph" style:parent-style-name="Text_20_body">
      <style:text-properties officeooo:rsid="005e2aef" officeooo:paragraph-rsid="005e2aef"/>
    </style:style>
    <style:style style:name="P62" style:family="paragraph" style:parent-style-name="Text_20_body">
      <style:text-properties officeooo:paragraph-rsid="0063b0bd"/>
    </style:style>
    <style:style style:name="P63" style:family="paragraph" style:parent-style-name="Heading_20_4">
      <style:text-properties officeooo:paragraph-rsid="0063b0bd"/>
    </style:style>
    <style:style style:name="P64" style:family="paragraph" style:parent-style-name="Text_20_body">
      <style:text-properties officeooo:rsid="0063b0bd" officeooo:paragraph-rsid="0063b0bd"/>
    </style:style>
    <style:style style:name="P65" style:family="paragraph" style:parent-style-name="Text_20_body">
      <style:text-properties officeooo:paragraph-rsid="0064763b"/>
    </style:style>
    <style:style style:name="P66" style:family="paragraph" style:parent-style-name="Text_20_body">
      <style:text-properties officeooo:rsid="005a26e1" officeooo:paragraph-rsid="0063b0bd"/>
    </style:style>
    <style:style style:name="P67" style:family="paragraph" style:parent-style-name="Text_20_body">
      <style:text-properties officeooo:paragraph-rsid="00666b88"/>
    </style:style>
    <style:style style:name="P68" style:family="paragraph" style:parent-style-name="Heading_20_4">
      <style:text-properties officeooo:paragraph-rsid="00666b88"/>
    </style:style>
    <style:style style:name="P69" style:family="paragraph" style:parent-style-name="Text_20_body">
      <style:text-properties officeooo:rsid="006688eb" officeooo:paragraph-rsid="006688eb"/>
    </style:style>
    <style:style style:name="P70" style:family="paragraph" style:parent-style-name="Text_20_body">
      <style:text-properties officeooo:rsid="006688eb" officeooo:paragraph-rsid="007dc94c"/>
    </style:style>
    <style:style style:name="P71" style:family="paragraph" style:parent-style-name="Text_20_body">
      <style:text-properties officeooo:rsid="00d0e797" officeooo:paragraph-rsid="006d299b"/>
    </style:style>
    <style:style style:name="P72" style:family="paragraph" style:parent-style-name="Text_20_body">
      <style:text-properties officeooo:rsid="00d0e797" officeooo:paragraph-rsid="006fb82a"/>
    </style:style>
    <style:style style:name="P73" style:family="paragraph" style:parent-style-name="Text_20_body">
      <style:text-properties officeooo:rsid="00ecab14" officeooo:paragraph-rsid="006d299b"/>
    </style:style>
    <style:style style:name="P74" style:family="paragraph" style:parent-style-name="Text_20_body">
      <style:text-properties officeooo:rsid="00e62017" officeooo:paragraph-rsid="006d299b"/>
    </style:style>
    <style:style style:name="P75" style:family="paragraph" style:parent-style-name="Text_20_body">
      <style:text-properties officeooo:rsid="0050dc32" officeooo:paragraph-rsid="00790a71"/>
    </style:style>
    <style:style style:name="P76" style:family="paragraph" style:parent-style-name="Text_20_body">
      <style:text-properties officeooo:paragraph-rsid="007e9086"/>
    </style:style>
    <style:style style:name="P77" style:family="paragraph" style:parent-style-name="Heading_20_4">
      <style:text-properties officeooo:paragraph-rsid="007e9086"/>
    </style:style>
    <style:style style:name="P78" style:family="paragraph" style:parent-style-name="Contents_20_1">
      <style:paragraph-properties>
        <style:tab-stops>
          <style:tab-stop style:position="19.001cm" style:type="right" style:leader-style="dotted" style:leader-text="."/>
        </style:tab-stops>
      </style:paragraph-properties>
    </style:style>
    <style:style style:name="P79" style:family="paragraph" style:parent-style-name="Contents_20_2">
      <style:paragraph-properties>
        <style:tab-stops>
          <style:tab-stop style:position="18.501cm" style:type="right" style:leader-style="dotted" style:leader-text="."/>
        </style:tab-stops>
      </style:paragraph-properties>
    </style:style>
    <style:style style:name="P80" style:family="paragraph" style:parent-style-name="Contents_20_3">
      <style:paragraph-properties>
        <style:tab-stops>
          <style:tab-stop style:position="18.002cm" style:type="right" style:leader-style="dotted" style:leader-text="."/>
        </style:tab-stops>
      </style:paragraph-properties>
    </style:style>
    <style:style style:name="P81" style:family="paragraph" style:parent-style-name="Contents_20_4">
      <style:paragraph-properties>
        <style:tab-stops>
          <style:tab-stop style:position="17.503cm" style:type="right" style:leader-style="dotted" style:leader-text="."/>
        </style:tab-stops>
      </style:paragraph-properties>
    </style:style>
    <style:style style:name="P82" style:family="paragraph" style:parent-style-name="Contents_20_Heading">
      <style:paragraph-properties fo:margin-top="0.101cm" fo:margin-bottom="0.101cm" style:contextual-spacing="false"/>
      <style:text-properties fo:color="#ffffff" loext:opacity="100%" officeooo:rsid="007c45d7" officeooo:paragraph-rsid="007c606c"/>
    </style:style>
    <style:style style:name="P83" style:family="paragraph" style:parent-style-name="Text_20_body">
      <style:text-properties officeooo:rsid="007eeb4d" officeooo:paragraph-rsid="007eeb4d"/>
    </style:style>
    <style:style style:name="P84" style:family="paragraph" style:parent-style-name="Heading_20_4">
      <style:text-properties officeooo:paragraph-rsid="0081195b"/>
    </style:style>
    <style:style style:name="P85" style:family="paragraph" style:parent-style-name="Text_20_body">
      <style:text-properties officeooo:paragraph-rsid="0081195b"/>
    </style:style>
    <style:style style:name="P86" style:family="paragraph" style:parent-style-name="Text_20_body">
      <style:paragraph-properties fo:text-align="justify" style:justify-single-word="false"/>
      <style:text-properties officeooo:paragraph-rsid="007f2ab5"/>
    </style:style>
    <style:style style:name="P87" style:family="paragraph" style:parent-style-name="Text_20_body">
      <style:text-properties officeooo:rsid="007f2ab5" officeooo:paragraph-rsid="0081195b"/>
    </style:style>
    <style:style style:name="P88" style:family="paragraph" style:parent-style-name="Text_20_body">
      <style:text-properties officeooo:rsid="007f9b85" officeooo:paragraph-rsid="0081195b"/>
    </style:style>
    <style:style style:name="P89" style:family="paragraph" style:parent-style-name="Text_20_body">
      <style:text-properties officeooo:rsid="00836c2c" officeooo:paragraph-rsid="00836c2c"/>
    </style:style>
    <style:style style:name="P90" style:family="paragraph" style:parent-style-name="Text_20_body">
      <style:text-properties officeooo:rsid="0083ede8" officeooo:paragraph-rsid="0083ede8"/>
    </style:style>
    <style:style style:name="P91" style:family="paragraph" style:parent-style-name="Text_20_body">
      <style:paragraph-properties fo:text-align="justify" style:justify-single-word="false"/>
      <style:text-properties officeooo:rsid="0083ede8" officeooo:paragraph-rsid="0083ede8"/>
    </style:style>
    <style:style style:name="P92" style:family="paragraph" style:parent-style-name="Contents_20_1">
      <style:paragraph-properties>
        <style:tab-stops>
          <style:tab-stop style:position="19.001cm" style:type="right" style:leader-style="dotted" style:leader-text="."/>
        </style:tab-stops>
      </style:paragraph-properties>
    </style:style>
    <style:style style:name="P93" style:family="paragraph" style:parent-style-name="Contents_20_2">
      <style:paragraph-properties>
        <style:tab-stops>
          <style:tab-stop style:position="18.501cm" style:type="right" style:leader-style="dotted" style:leader-text="."/>
        </style:tab-stops>
      </style:paragraph-properties>
    </style:style>
    <style:style style:name="P94" style:family="paragraph" style:parent-style-name="Contents_20_3">
      <style:paragraph-properties>
        <style:tab-stops>
          <style:tab-stop style:position="18.002cm" style:type="right" style:leader-style="dotted" style:leader-text="."/>
        </style:tab-stops>
      </style:paragraph-properties>
    </style:style>
    <style:style style:name="P95" style:family="paragraph" style:parent-style-name="Contents_20_4">
      <style:paragraph-properties>
        <style:tab-stops>
          <style:tab-stop style:position="17.503cm" style:type="right" style:leader-style="dotted" style:leader-text="."/>
        </style:tab-stops>
      </style:paragraph-properties>
    </style:style>
    <style:style style:name="P96"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97" style:family="paragraph" style:parent-style-name="Heading_20_1">
      <style:paragraph-properties fo:margin-top="0cm" fo:margin-bottom="0cm" style:contextual-spacing="false"/>
      <style:text-properties style:font-name="Albany" fo:font-size="18.2000007629395pt" fo:font-weight="bold" officeooo:rsid="005268cd" officeooo:paragraph-rsid="005268cd" style:font-name-asian="Microsoft YaHei" style:font-size-asian="18.2000007629395pt" style:font-weight-asian="bold" style:font-name-complex="Mangal" style:font-size-complex="18.2000007629395pt" style:font-weight-complex="bold"/>
    </style:style>
    <style:style style:name="P98" style:family="paragraph" style:parent-style-name="Heading_20_1">
      <style:paragraph-properties fo:margin-top="0cm" fo:margin-bottom="0cm" style:contextual-spacing="false"/>
      <style:text-properties style:font-name="Albany" fo:font-size="18.2000007629395pt" fo:font-weight="bold" officeooo:rsid="007f2ab5" officeooo:paragraph-rsid="0064763b" style:font-name-asian="Microsoft YaHei" style:font-size-asian="18.2000007629395pt" style:font-weight-asian="bold" style:font-name-complex="Mangal" style:font-size-complex="18.2000007629395pt" style:font-weight-complex="bold"/>
    </style:style>
    <style:style style:name="P99" style:family="paragraph" style:parent-style-name="Heading_20_1">
      <style:paragraph-properties fo:margin-top="0cm" fo:margin-bottom="0cm" style:contextual-spacing="false"/>
      <style:text-properties officeooo:paragraph-rsid="005ab2e7"/>
    </style:style>
    <style:style style:name="P100" style:family="paragraph" style:parent-style-name="Heading_20_1">
      <style:paragraph-properties fo:margin-top="0cm" fo:margin-bottom="0cm" style:contextual-spacing="false"/>
      <style:text-properties officeooo:paragraph-rsid="0063b0bd"/>
    </style:style>
    <style:style style:name="P101" style:family="paragraph" style:parent-style-name="Heading_20_1">
      <style:paragraph-properties fo:margin-top="0cm" fo:margin-bottom="0cm" style:contextual-spacing="false"/>
      <style:text-properties officeooo:paragraph-rsid="00666b88"/>
    </style:style>
    <style:style style:name="P102" style:family="paragraph" style:parent-style-name="Heading_20_1">
      <style:paragraph-properties fo:margin-top="0cm" fo:margin-bottom="0cm" style:contextual-spacing="false"/>
      <style:text-properties officeooo:paragraph-rsid="007e9086"/>
    </style:style>
    <style:style style:name="P103" style:family="paragraph" style:parent-style-name="Heading_20_1">
      <style:paragraph-properties fo:margin-top="0cm" fo:margin-bottom="0cm" style:contextual-spacing="false"/>
      <style:text-properties officeooo:paragraph-rsid="006688eb"/>
    </style:style>
    <style:style style:name="P104" style:family="paragraph" style:parent-style-name="Heading_20_1">
      <style:paragraph-properties fo:margin-top="0cm" fo:margin-bottom="0cm" style:contextual-spacing="false"/>
      <style:text-properties officeooo:paragraph-rsid="006d299b"/>
    </style:style>
    <style:style style:name="P105" style:family="paragraph" style:parent-style-name="Heading_20_1">
      <style:paragraph-properties fo:margin-top="0cm" fo:margin-bottom="0cm" style:contextual-spacing="false"/>
      <style:text-properties officeooo:paragraph-rsid="006fb82a"/>
    </style:style>
    <style:style style:name="P106" style:family="paragraph" style:parent-style-name="Heading_20_1">
      <style:paragraph-properties fo:margin-top="0cm" fo:margin-bottom="0cm" style:contextual-spacing="false"/>
      <style:text-properties officeooo:rsid="0048ba39" officeooo:paragraph-rsid="00790a71"/>
    </style:style>
    <style:style style:name="P107" style:family="paragraph" style:parent-style-name="Heading_20_2">
      <style:text-properties officeooo:paragraph-rsid="005f88a3"/>
    </style:style>
    <style:style style:name="P108" style:family="paragraph" style:parent-style-name="Heading_20_2">
      <style:text-properties officeooo:paragraph-rsid="0063b0bd"/>
    </style:style>
    <style:style style:name="P109" style:family="paragraph" style:parent-style-name="Heading_20_2">
      <style:text-properties officeooo:paragraph-rsid="00666b88"/>
    </style:style>
    <style:style style:name="P110" style:family="paragraph" style:parent-style-name="Heading_20_2">
      <style:text-properties officeooo:paragraph-rsid="007e9086"/>
    </style:style>
    <style:style style:name="P111" style:family="paragraph" style:parent-style-name="Heading_20_2">
      <style:text-properties officeooo:paragraph-rsid="007dc94c"/>
    </style:style>
    <style:style style:name="P112" style:family="paragraph" style:parent-style-name="Heading_20_2">
      <style:text-properties officeooo:paragraph-rsid="006d299b"/>
    </style:style>
    <style:style style:name="P113" style:family="paragraph" style:parent-style-name="Heading_20_2">
      <style:text-properties officeooo:paragraph-rsid="00790a71"/>
    </style:style>
    <style:style style:name="P114" style:family="paragraph" style:parent-style-name="Heading_20_3">
      <style:text-properties officeooo:paragraph-rsid="005f88a3"/>
    </style:style>
    <style:style style:name="P115" style:family="paragraph" style:parent-style-name="Heading_20_3">
      <style:text-properties officeooo:paragraph-rsid="00602224"/>
    </style:style>
    <style:style style:name="P116" style:family="paragraph" style:parent-style-name="Heading_20_3">
      <style:text-properties officeooo:paragraph-rsid="0063b0bd"/>
    </style:style>
    <style:style style:name="P117" style:family="paragraph" style:parent-style-name="Heading_20_3">
      <style:text-properties style:font-name="Albany" fo:font-size="14.1000003814697pt" fo:font-weight="bold" officeooo:rsid="0063b0bd" officeooo:paragraph-rsid="0063b0bd" style:font-name-asian="Microsoft YaHei" style:font-size-asian="14.1000003814697pt" style:font-weight-asian="bold" style:font-name-complex="Mangal" style:font-size-complex="14.1000003814697pt" style:font-weight-complex="bold"/>
    </style:style>
    <style:style style:name="P118" style:family="paragraph" style:parent-style-name="Heading_20_3">
      <style:text-properties style:font-name="Albany" fo:font-size="14.1000003814697pt" fo:font-weight="bold" officeooo:rsid="0063b0bd" officeooo:paragraph-rsid="00666b88" style:font-name-asian="Microsoft YaHei" style:font-size-asian="14.1000003814697pt" style:font-weight-asian="bold" style:font-name-complex="Mangal" style:font-size-complex="14.1000003814697pt" style:font-weight-complex="bold"/>
    </style:style>
    <style:style style:name="P119" style:family="paragraph" style:parent-style-name="Heading_20_3">
      <style:text-properties officeooo:paragraph-rsid="00666b88"/>
    </style:style>
    <style:style style:name="P120" style:family="paragraph" style:parent-style-name="Heading_20_3">
      <style:text-properties officeooo:paragraph-rsid="007e9086"/>
    </style:style>
    <style:style style:name="P121" style:family="paragraph" style:parent-style-name="Heading_20_3">
      <style:text-properties officeooo:paragraph-rsid="006d299b"/>
    </style:style>
    <style:style style:name="P122" style:family="paragraph" style:parent-style-name="Standard">
      <style:paragraph-properties fo:text-align="justify" style:justify-single-word="false"/>
      <style:text-properties officeooo:rsid="006688eb" officeooo:paragraph-rsid="007e9086"/>
    </style:style>
    <style:style style:name="P123" style:family="paragraph" style:parent-style-name="Text_20_body" style:list-style-name="L1">
      <style:text-properties officeooo:rsid="007f2ab5" officeooo:paragraph-rsid="0081195b"/>
    </style:style>
    <style:style style:name="P124" style:family="paragraph" style:parent-style-name="Text_20_body" style:list-style-name="L1">
      <style:text-properties fo:font-weight="bold" officeooo:rsid="007f2ab5" officeooo:paragraph-rsid="0081195b" style:font-weight-asian="bold" style:font-weight-complex="bold"/>
    </style:style>
    <style:style style:name="P125" style:family="paragraph" style:parent-style-name="Text_20_body" style:list-style-name="L2">
      <style:text-properties fo:font-weight="bold" officeooo:rsid="007f2ab5" officeooo:paragraph-rsid="0081195b" style:font-weight-asian="bold" style:font-weight-complex="bold"/>
    </style:style>
    <style:style style:name="T1" style:family="text">
      <style:text-properties officeooo:rsid="0087cd49"/>
    </style:style>
    <style:style style:name="T2" style:family="text">
      <style:text-properties officeooo:rsid="007ae46a"/>
    </style:style>
    <style:style style:name="T3" style:family="text">
      <style:text-properties officeooo:rsid="007c606c"/>
    </style:style>
    <style:style style:name="T4" style:family="text">
      <style:text-properties officeooo:rsid="005263a6"/>
    </style:style>
    <style:style style:name="T5" style:family="text">
      <style:text-properties officeooo:rsid="0077665b"/>
    </style:style>
    <style:style style:name="T6" style:family="text">
      <style:text-properties officeooo:rsid="006a2a9a"/>
    </style:style>
    <style:style style:name="T7" style:family="text">
      <style:text-properties officeooo:rsid="00544eed"/>
    </style:style>
    <style:style style:name="T8" style:family="text">
      <style:text-properties officeooo:rsid="0055a347"/>
    </style:style>
    <style:style style:name="T9" style:family="text">
      <style:text-properties officeooo:rsid="0058ce15"/>
    </style:style>
    <style:style style:name="T10" style:family="text">
      <style:text-properties officeooo:rsid="005ab2e7"/>
    </style:style>
    <style:style style:name="T11"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63b0bd"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666b88"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06fb82a"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8.2000007629395pt" fo:font-weight="bold" officeooo:rsid="007e9086" style:font-name-asian="Microsoft YaHei" style:font-size-asian="18.2000007629395pt" style:font-weight-asian="bold" style:font-name-complex="Mangal" style:font-size-complex="18.2000007629395pt" style:font-weight-complex="bold"/>
    </style:style>
    <style:style style:name="T20"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6.1000003814697pt" fo:font-weight="bold" officeooo:rsid="0063b0bd" style:font-name-asian="Microsoft YaHei" style:font-size-asian="16.1000003814697pt" style:font-weight-asian="bold" style:font-name-complex="Mangal" style:font-size-complex="16.1000003814697pt" style:font-weight-complex="bold"/>
    </style:style>
    <style:style style:name="T22" style:family="text">
      <style:text-properties style:font-name="Albany" fo:font-size="16.1000003814697pt" fo:font-weight="bold" officeooo:rsid="00666b88" style:font-name-asian="Microsoft YaHei" style:font-size-asian="16.1000003814697pt" style:font-weight-asian="bold" style:font-name-complex="Mangal" style:font-size-complex="16.1000003814697pt" style:font-weight-complex="bold"/>
    </style:style>
    <style:style style:name="T23" style:family="text">
      <style:text-properties style:font-name="Albany" fo:font-size="16.1000003814697pt" fo:font-weight="bold" officeooo:rsid="007e9086" style:font-name-asian="Microsoft YaHei" style:font-size-asian="16.1000003814697pt" style:font-weight-asian="bold" style:font-name-complex="Mangal" style:font-size-complex="16.1000003814697pt" style:font-weight-complex="bold"/>
    </style:style>
    <style:style style:name="T24"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25"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26" style:family="text">
      <style:text-properties style:font-name="Albany" fo:font-size="14.1000003814697pt" fo:font-weight="bold" officeooo:rsid="0063b0bd" style:font-name-asian="Microsoft YaHei" style:font-size-asian="14.1000003814697pt" style:font-weight-asian="bold" style:font-name-complex="Mangal" style:font-size-complex="14.1000003814697pt" style:font-weight-complex="bold"/>
    </style:style>
    <style:style style:name="T27" style:family="text">
      <style:text-properties style:font-name="Albany" fo:font-size="14.1000003814697pt" fo:font-weight="bold" officeooo:rsid="00666b88" style:font-name-asian="Microsoft YaHei" style:font-size-asian="14.1000003814697pt" style:font-weight-asian="bold" style:font-name-complex="Mangal" style:font-size-complex="14.1000003814697pt" style:font-weight-complex="bold"/>
    </style:style>
    <style:style style:name="T28" style:family="text">
      <style:text-properties style:font-name="Albany" fo:font-size="14.1000003814697pt" fo:font-weight="bold" officeooo:rsid="007e9086" style:font-name-asian="Microsoft YaHei" style:font-size-asian="14.1000003814697pt" style:font-weight-asian="bold" style:font-name-complex="Mangal" style:font-size-complex="14.1000003814697pt" style:font-weight-complex="bold"/>
    </style:style>
    <style:style style:name="T29" style:family="text">
      <style:text-properties officeooo:rsid="005e2aef"/>
    </style:style>
    <style:style style:name="T30" style:family="text">
      <style:text-properties officeooo:rsid="005f209b"/>
    </style:style>
    <style:style style:name="T31" style:family="text">
      <style:text-properties officeooo:rsid="005f88a3"/>
    </style:style>
    <style:style style:name="T32" style:family="text">
      <style:text-properties officeooo:rsid="00602224"/>
    </style:style>
    <style:style style:name="T33" style:family="text">
      <style:text-properties officeooo:rsid="0063b0bd"/>
    </style:style>
    <style:style style:name="T34" style:family="text">
      <style:text-properties officeooo:rsid="00666b88"/>
    </style:style>
    <style:style style:name="T35" style:family="text">
      <style:text-properties officeooo:rsid="005f0861"/>
    </style:style>
    <style:style style:name="T36" style:family="text">
      <style:text-properties officeooo:rsid="0068ce44"/>
    </style:style>
    <style:style style:name="T37" style:family="text">
      <style:text-properties officeooo:rsid="006b5e5d"/>
    </style:style>
    <style:style style:name="T38" style:family="text">
      <style:text-properties officeooo:rsid="006c4fce"/>
    </style:style>
    <style:style style:name="T39" style:family="text">
      <style:text-properties officeooo:rsid="00d0e797"/>
    </style:style>
    <style:style style:name="T40" style:family="text">
      <style:text-properties officeooo:rsid="006d299b"/>
    </style:style>
    <style:style style:name="T41" style:family="text">
      <style:text-properties officeooo:rsid="006ee1e8"/>
    </style:style>
    <style:style style:name="T42" style:family="text">
      <style:text-properties officeooo:rsid="006fb82a"/>
    </style:style>
    <style:style style:name="T43" style:family="text">
      <style:text-properties officeooo:rsid="0071006d"/>
    </style:style>
    <style:style style:name="T44" style:family="text">
      <style:text-properties officeooo:rsid="0050dc32"/>
    </style:style>
    <style:style style:name="T45" style:family="text">
      <style:text-properties officeooo:rsid="004d36c0"/>
    </style:style>
    <style:style style:name="T46" style:family="text">
      <style:text-properties fo:color="#000000" loext:opacity="100%" style:font-name="LiberationSerif" fo:font-size="12pt" fo:font-style="normal" fo:font-weight="normal" style:font-size-asian="12pt" style:font-style-asian="normal" style:font-weight-asian="normal"/>
    </style:style>
    <style:style style:name="T47" style:family="text">
      <style:text-properties fo:color="#000000" loext:opacity="100%" style:font-name="LiberationSerif" fo:font-size="12pt" fo:font-style="normal" fo:font-weight="normal" officeooo:rsid="0050dc32" style:font-size-asian="12pt" style:font-style-asian="normal" style:font-weight-asian="normal"/>
    </style:style>
    <style:style style:name="T48" style:family="text">
      <style:text-properties officeooo:rsid="007dc94c"/>
    </style:style>
    <style:style style:name="T49" style:family="text">
      <style:text-properties officeooo:rsid="007e9086"/>
    </style:style>
    <style:style style:name="T50" style:family="text">
      <style:text-properties officeooo:rsid="007eeb4d"/>
    </style:style>
    <style:style style:name="T51" style:family="text">
      <style:text-properties officeooo:rsid="007f2ab5"/>
    </style:style>
    <style:style style:name="T52" style:family="text">
      <style:text-properties fo:font-weight="bold" style:font-weight-asian="bold" style:font-weight-complex="bold"/>
    </style:style>
    <style:style style:name="T53" style:family="text">
      <style:text-properties fo:font-weight="normal" style:font-weight-asian="normal" style:font-weight-complex="normal"/>
    </style:style>
    <style:style style:name="T54" style:family="text">
      <style:text-properties fo:font-weight="normal" officeooo:rsid="007f9b85" style:font-weight-asian="normal" style:font-weight-complex="normal"/>
    </style:style>
    <style:style style:name="T55" style:family="text">
      <style:text-properties officeooo:rsid="007f9b8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12" table:style-name="Tabelle12">
        <table:table-column table:style-name="Tabelle12.A"/>
        <table:table-column table:style-name="Tabelle12.B"/>
        <table:table-row table:style-name="Tabelle12.1">
          <table:table-cell table:style-name="Tabelle12.A1" office:value-type="string">
            <text:p text:style-name="P19"><draw:frame draw:style-name="fr9" draw:name="Bild31" text:anchor-type="char" svg:width="0.831cm" svg:height="0.831cm" draw:z-index="35"><draw:image xlink:href="Pictures/1000000100000080000000802F260AA07D3ACAE1.png" xlink:type="simple" xlink:show="embed" xlink:actuate="onLoad" draw:mime-type="image/png"/></draw:frame></text:p>
          </table:table-cell>
          <table:table-cell table:style-name="Tabelle12.B1" office:value-type="string">
            <text:p text:style-name="P82"><text:s/>26.1<text:span text:style-name="T3">4</text:span>.1 Editors - Properties Editor - Object Data Properties Tab - Mesh Object</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8"><text:a xlink:type="simple" xlink:href="#__RefHeading___Toc1619_3576858447" text:style-name="Index_20_Link" text:visited-style-name="Index_20_Link">Detailed table of content<text:tab/>1</text:a></text:p>
          <text:p text:style-name="P78"><text:a xlink:type="simple" xlink:href="#__RefHeading___Toc369_3122853221" text:style-name="Index_20_Link" text:visited-style-name="Index_20_Link">Vertex groups panel<text:tab/>4</text:a></text:p>
          <text:p text:style-name="P78"><text:a xlink:type="simple" xlink:href="#__RefHeading___Toc724_1525647109" text:style-name="Index_20_Link" text:visited-style-name="Index_20_Link">Shape Keys panel<text:tab/>7</text:a></text:p>
          <text:p text:style-name="P78"><text:a xlink:type="simple" xlink:href="#__RefHeading___Toc924_4098652225" text:style-name="Index_20_Link" text:visited-style-name="Index_20_Link">UV Maps panel<text:tab/>11</text:a></text:p>
          <text:p text:style-name="P78"><text:a xlink:type="simple" xlink:href="#__RefHeading___Toc930_4098652225" text:style-name="Index_20_Link" text:visited-style-name="Index_20_Link">Color Attributes panel<text:tab/>12</text:a></text:p>
          <text:p text:style-name="P78"><text:a xlink:type="simple" xlink:href="#__RefHeading___Toc998_4098652225" text:style-name="Index_20_Link" text:visited-style-name="Index_20_Link">Face Maps panel<text:tab/>14</text:a></text:p>
          <text:p text:style-name="P78"><text:a xlink:type="simple" xlink:href="#__RefHeading___Toc2179_511951150" text:style-name="Index_20_Link" text:visited-style-name="Index_20_Link">Attributes panel<text:tab/>15</text:a></text:p>
          <text:p text:style-name="P78"><text:a xlink:type="simple" xlink:href="#__RefHeading___Toc1008_4098652225" text:style-name="Index_20_Link" text:visited-style-name="Index_20_Link">Texture Space panel<text:tab/>16</text:a></text:p>
          <text:p text:style-name="P78"><text:a xlink:type="simple" xlink:href="#__RefHeading___Toc8848_3389447698" text:style-name="Index_20_Link" text:visited-style-name="Index_20_Link">Remesh Panel<text:tab/>17</text:a></text:p>
          <text:p text:style-name="P78"><text:a xlink:type="simple" xlink:href="#__RefHeading___Toc1953_300917661" text:style-name="Index_20_Link" text:visited-style-name="Index_20_Link">Geometry Data panel<text:tab/>18</text:a></text:p>
          <text:p text:style-name="P78"><text:a xlink:type="simple" xlink:href="#__RefHeading___Toc4992_1210455647" text:style-name="Index_20_Link" text:visited-style-name="Index_20_Link">Custom Properties Panel<text:tab/>19</text:a></text:p>
        </text:index-body>
      </text:table-of-content>
      <text:p text:style-name="P18"/>
      <table:table table:name="Tabelle1" table:style-name="Tabelle1">
        <table:table-column table:style-name="Tabelle1.A"/>
        <table:table-row table:style-name="TableLine2222132255232">
          <table:table-cell table:style-name="Tabelle1.A1" office:value-type="string">
            <text:h text:style-name="P96" text:outline-level="1"><text:bookmark-start text:name="__RefHeading___Toc1619_3576858447"/>D<text:span text:style-name="T37">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8"><text:a xlink:type="simple" xlink:href="#__RefHeading___Toc1619_3576858447" text:style-name="Index_20_Link" text:visited-style-name="Index_20_Link">Detailed table of content<text:tab/>1</text:a></text:p>
          <text:p text:style-name="P78"><text:a xlink:type="simple" xlink:href="#__RefHeading___Toc369_3122853221" text:style-name="Index_20_Link" text:visited-style-name="Index_20_Link">Vertex groups panel<text:tab/>4</text:a></text:p>
          <text:p text:style-name="P79"><text:a xlink:type="simple" xlink:href="#__RefHeading___Toc662_1525647109" text:style-name="Index_20_Link" text:visited-style-name="Index_20_Link">Active Vertex Group list<text:tab/>4</text:a></text:p>
          <text:p text:style-name="P80"><text:a xlink:type="simple" xlink:href="#__RefHeading___Toc664_1525647109" text:style-name="Index_20_Link" text:visited-style-name="Index_20_Link">Group name<text:tab/>4</text:a></text:p>
          <text:p text:style-name="P80"><text:a xlink:type="simple" xlink:href="#__RefHeading___Toc666_1525647109" text:style-name="Index_20_Link" text:visited-style-name="Index_20_Link">Lock<text:tab/>4</text:a></text:p>
          <text:p text:style-name="P80"><text:a xlink:type="simple" xlink:href="#__RefHeading___Toc668_1525647109" text:style-name="Index_20_Link" text:visited-style-name="Index_20_Link">Drag Handler<text:tab/>4</text:a></text:p>
          <text:p text:style-name="P80"><text:a xlink:type="simple" xlink:href="#__RefHeading___Toc670_1525647109" text:style-name="Index_20_Link" text:visited-style-name="Index_20_Link">Search Field<text:tab/>4</text:a></text:p>
          <text:p text:style-name="P81"><text:a xlink:type="simple" xlink:href="#__RefHeading___Toc672_1525647109" text:style-name="Index_20_Link" text:visited-style-name="Index_20_Link">Invert<text:tab/>5</text:a></text:p>
          <text:p text:style-name="P81"><text:a xlink:type="simple" xlink:href="#__RefHeading___Toc674_1525647109" text:style-name="Index_20_Link" text:visited-style-name="Index_20_Link">Sort by Name<text:tab/>5</text:a></text:p>
          <text:p text:style-name="P79"><text:a xlink:type="simple" xlink:href="#__RefHeading___Toc676_1525647109" text:style-name="Index_20_Link" text:visited-style-name="Index_20_Link">Add +<text:tab/>5</text:a></text:p>
          <text:p text:style-name="P79"><text:a xlink:type="simple" xlink:href="#__RefHeading___Toc678_1525647109" text:style-name="Index_20_Link" text:visited-style-name="Index_20_Link">Remove -<text:tab/>5</text:a></text:p>
          <text:p text:style-name="P79"><text:a xlink:type="simple" xlink:href="#__RefHeading___Toc680_1525647109" text:style-name="Index_20_Link" text:visited-style-name="Index_20_Link">Specials menu<text:tab/>5</text:a></text:p>
          <text:p text:style-name="P80"><text:a xlink:type="simple" xlink:href="#__RefHeading___Toc682_1525647109" text:style-name="Index_20_Link" text:visited-style-name="Index_20_Link">Sort by Name<text:tab/>5</text:a></text:p>
          <text:p text:style-name="P80"><text:a xlink:type="simple" xlink:href="#__RefHeading___Toc684_1525647109" text:style-name="Index_20_Link" text:visited-style-name="Index_20_Link">Sort by Bone Hierarchy<text:tab/>5</text:a></text:p>
          <text:p text:style-name="P80"><text:a xlink:type="simple" xlink:href="#__RefHeading___Toc686_1525647109" text:style-name="Index_20_Link" text:visited-style-name="Index_20_Link">Copy Vertex Group<text:tab/>5</text:a></text:p>
          <text:p text:style-name="P80"><text:a xlink:type="simple" xlink:href="#__RefHeading___Toc688_1525647109" text:style-name="Index_20_Link" text:visited-style-name="Index_20_Link">Copy Vertex Groups to Linked<text:tab/>5</text:a></text:p>
          <text:p text:style-name="P80"><text:a xlink:type="simple" xlink:href="#__RefHeading___Toc690_1525647109" text:style-name="Index_20_Link" text:visited-style-name="Index_20_Link">Copy Vertex Group to Selected<text:tab/>5</text:a></text:p>
          <text:p text:style-name="P80"><text:a xlink:type="simple" xlink:href="#__RefHeading___Toc692_1525647109" text:style-name="Index_20_Link" text:visited-style-name="Index_20_Link">Mirror Vertex Group<text:tab/>5</text:a></text:p>
          <text:p text:style-name="P80"><text:a xlink:type="simple" xlink:href="#__RefHeading___Toc694_1525647109" text:style-name="Index_20_Link" text:visited-style-name="Index_20_Link">Mirror Vertex Group (Topology)<text:tab/>6</text:a></text:p>
          <text:p text:style-name="P80"><text:a xlink:type="simple" xlink:href="#__RefHeading___Toc696_1525647109" text:style-name="Index_20_Link" text:visited-style-name="Index_20_Link">Remove from All Groups<text:tab/>6</text:a></text:p>
          <text:p text:style-name="P80"><text:a xlink:type="simple" xlink:href="#__RefHeading___Toc698_1525647109" text:style-name="Index_20_Link" text:visited-style-name="Index_20_Link">Clear Active Group<text:tab/>6</text:a></text:p>
          <text:p text:style-name="P80"><text:a xlink:type="simple" xlink:href="#__RefHeading___Toc700_1525647109" text:style-name="Index_20_Link" text:visited-style-name="Index_20_Link">Delete All Unlocked Groups<text:tab/>6</text:a></text:p>
          <text:p text:style-name="P80"><text:a xlink:type="simple" xlink:href="#__RefHeading___Toc702_1525647109" text:style-name="Index_20_Link" text:visited-style-name="Index_20_Link">Delete All Groups<text:tab/>6</text:a></text:p>
          <text:p text:style-name="P80"><text:a xlink:type="simple" xlink:href="#__RefHeading___Toc704_1525647109" text:style-name="Index_20_Link" text:visited-style-name="Index_20_Link">Lock All<text:tab/>6</text:a></text:p>
          <text:p text:style-name="P80"><text:a xlink:type="simple" xlink:href="#__RefHeading___Toc706_1525647109" text:style-name="Index_20_Link" text:visited-style-name="Index_20_Link">Unlock All<text:tab/>6</text:a></text:p>
          <text:p text:style-name="P80"><text:a xlink:type="simple" xlink:href="#__RefHeading___Toc708_1525647109" text:style-name="Index_20_Link" text:visited-style-name="Index_20_Link">Lock Invert All<text:tab/>6</text:a></text:p>
          <text:p text:style-name="P80"><text:a xlink:type="simple" xlink:href="#__RefHeading___Toc710_1525647109" text:style-name="Index_20_Link" text:visited-style-name="Index_20_Link">Move Vertex Group Up / Down<text:tab/>6</text:a></text:p>
          <text:p text:style-name="P80"><text:a xlink:type="simple" xlink:href="#__RefHeading___Toc712_1525647109" text:style-name="Index_20_Link" text:visited-style-name="Index_20_Link">Assign<text:tab/>6</text:a></text:p>
          <text:p text:style-name="P80"><text:a xlink:type="simple" xlink:href="#__RefHeading___Toc714_1525647109" text:style-name="Index_20_Link" text:visited-style-name="Index_20_Link">Remove<text:tab/>6</text:a></text:p>
          <text:p text:style-name="P80"><text:soft-page-break/><text:a xlink:type="simple" xlink:href="#__RefHeading___Toc716_1525647109" text:style-name="Index_20_Link" text:visited-style-name="Index_20_Link">Select<text:tab/>6</text:a></text:p>
          <text:p text:style-name="P80"><text:a xlink:type="simple" xlink:href="#__RefHeading___Toc718_1525647109" text:style-name="Index_20_Link" text:visited-style-name="Index_20_Link">Deselect<text:tab/>6</text:a></text:p>
          <text:p text:style-name="P80"><text:a xlink:type="simple" xlink:href="#__RefHeading___Toc720_1525647109" text:style-name="Index_20_Link" text:visited-style-name="Index_20_Link">Weight<text:tab/>7</text:a></text:p>
          <text:p text:style-name="P80"><text:a xlink:type="simple" xlink:href="#__RefHeading___Toc722_1525647109" text:style-name="Index_20_Link" text:visited-style-name="Index_20_Link">Set Active Group<text:tab/>7</text:a></text:p>
          <text:p text:style-name="P78"><text:a xlink:type="simple" xlink:href="#__RefHeading___Toc724_1525647109" text:style-name="Index_20_Link" text:visited-style-name="Index_20_Link">Shape Keys panel<text:tab/>7</text:a></text:p>
          <text:p text:style-name="P79"><text:a xlink:type="simple" xlink:href="#__RefHeading___Toc726_1525647109" text:style-name="Index_20_Link" text:visited-style-name="Index_20_Link">Workflow<text:tab/>7</text:a></text:p>
          <text:p text:style-name="P79"><text:a xlink:type="simple" xlink:href="#__RefHeading___Toc728_1525647109" text:style-name="Index_20_Link" text:visited-style-name="Index_20_Link">Active Shape Key Index<text:tab/>8</text:a></text:p>
          <text:p text:style-name="P80"><text:a xlink:type="simple" xlink:href="#__RefHeading___Toc730_1525647109" text:style-name="Index_20_Link" text:visited-style-name="Index_20_Link">Shape Key name<text:tab/>8</text:a></text:p>
          <text:p text:style-name="P80"><text:a xlink:type="simple" xlink:href="#__RefHeading___Toc732_1525647109" text:style-name="Index_20_Link" text:visited-style-name="Index_20_Link">Slider value<text:tab/>8</text:a></text:p>
          <text:p text:style-name="P80"><text:a xlink:type="simple" xlink:href="#__RefHeading___Toc734_1525647109" text:style-name="Index_20_Link" text:visited-style-name="Index_20_Link">Lock<text:tab/>8</text:a></text:p>
          <text:p text:style-name="P80"><text:a xlink:type="simple" xlink:href="#__RefHeading___Toc736_1525647109" text:style-name="Index_20_Link" text:visited-style-name="Index_20_Link">Drag Handler<text:tab/>8</text:a></text:p>
          <text:p text:style-name="P80"><text:a xlink:type="simple" xlink:href="#__RefHeading___Toc738_1525647109" text:style-name="Index_20_Link" text:visited-style-name="Index_20_Link">Search Field<text:tab/>8</text:a></text:p>
          <text:p text:style-name="P81"><text:a xlink:type="simple" xlink:href="#__RefHeading___Toc740_1525647109" text:style-name="Index_20_Link" text:visited-style-name="Index_20_Link">Invert<text:tab/>8</text:a></text:p>
          <text:p text:style-name="P81"><text:a xlink:type="simple" xlink:href="#__RefHeading___Toc742_1525647109" text:style-name="Index_20_Link" text:visited-style-name="Index_20_Link">Sort by Name<text:tab/>9</text:a></text:p>
          <text:p text:style-name="P79"><text:a xlink:type="simple" xlink:href="#__RefHeading___Toc744_1525647109" text:style-name="Index_20_Link" text:visited-style-name="Index_20_Link">Add +<text:tab/>9</text:a></text:p>
          <text:p text:style-name="P79"><text:a xlink:type="simple" xlink:href="#__RefHeading___Toc746_1525647109" text:style-name="Index_20_Link" text:visited-style-name="Index_20_Link">Remove -<text:tab/>9</text:a></text:p>
          <text:p text:style-name="P79"><text:a xlink:type="simple" xlink:href="#__RefHeading___Toc748_1525647109" text:style-name="Index_20_Link" text:visited-style-name="Index_20_Link">Specials menu<text:tab/>9</text:a></text:p>
          <text:p text:style-name="P80"><text:a xlink:type="simple" xlink:href="#__RefHeading___Toc750_1525647109" text:style-name="Index_20_Link" text:visited-style-name="Index_20_Link">New Shape From Mix<text:tab/>9</text:a></text:p>
          <text:p text:style-name="P80"><text:a xlink:type="simple" xlink:href="#__RefHeading___Toc752_1525647109" text:style-name="Index_20_Link" text:visited-style-name="Index_20_Link">Mirror Shape Key<text:tab/>9</text:a></text:p>
          <text:p text:style-name="P80"><text:a xlink:type="simple" xlink:href="#__RefHeading___Toc754_1525647109" text:style-name="Index_20_Link" text:visited-style-name="Index_20_Link">Mirror Shape Key (Topology)<text:tab/>9</text:a></text:p>
          <text:p text:style-name="P80"><text:a xlink:type="simple" xlink:href="#__RefHeading___Toc756_1525647109" text:style-name="Index_20_Link" text:visited-style-name="Index_20_Link">Join as Shapes (Transfer Mix)<text:tab/>9</text:a></text:p>
          <text:p text:style-name="P80"><text:a xlink:type="simple" xlink:href="#__RefHeading___Toc758_1525647109" text:style-name="Index_20_Link" text:visited-style-name="Index_20_Link">Transfer Shape Key<text:tab/>9</text:a></text:p>
          <text:p text:style-name="P80"><text:a xlink:type="simple" xlink:href="#__RefHeading___Toc760_1525647109" text:style-name="Index_20_Link" text:visited-style-name="Index_20_Link">Delete all Shape Keys<text:tab/>9</text:a></text:p>
          <text:p text:style-name="P80"><text:a xlink:type="simple" xlink:href="#__RefHeading___Toc762_1525647109" text:style-name="Index_20_Link" text:visited-style-name="Index_20_Link">Move to Top<text:tab/>9</text:a></text:p>
          <text:p text:style-name="P80"><text:a xlink:type="simple" xlink:href="#__RefHeading___Toc764_1525647109" text:style-name="Index_20_Link" text:visited-style-name="Index_20_Link">Move to Bottom<text:tab/>9</text:a></text:p>
          <text:p text:style-name="P80"><text:a xlink:type="simple" xlink:href="#__RefHeading___Toc766_1525647109" text:style-name="Index_20_Link" text:visited-style-name="Index_20_Link">Move Shape Key Up / Down<text:tab/>10</text:a></text:p>
          <text:p text:style-name="P79"><text:a xlink:type="simple" xlink:href="#__RefHeading___Toc768_1525647109" text:style-name="Index_20_Link" text:visited-style-name="Index_20_Link">Relative<text:tab/>10</text:a></text:p>
          <text:p text:style-name="P80"><text:a xlink:type="simple" xlink:href="#__RefHeading___Toc770_1525647109" text:style-name="Index_20_Link" text:visited-style-name="Index_20_Link">Relative<text:tab/>10</text:a></text:p>
          <text:p text:style-name="P81"><text:a xlink:type="simple" xlink:href="#__RefHeading___Toc772_1525647109" text:style-name="Index_20_Link" text:visited-style-name="Index_20_Link">Shape Key Lock (pin icon)<text:tab/>10</text:a></text:p>
          <text:p text:style-name="P81"><text:a xlink:type="simple" xlink:href="#__RefHeading___Toc774_1525647109" text:style-name="Index_20_Link" text:visited-style-name="Index_20_Link">Shape Key Edit Mode (edit mode icon)<text:tab/>10</text:a></text:p>
          <text:p text:style-name="P81"><text:a xlink:type="simple" xlink:href="#__RefHeading___Toc776_1525647109" text:style-name="Index_20_Link" text:visited-style-name="Index_20_Link">Value<text:tab/>10</text:a></text:p>
          <text:p text:style-name="P81"><text:a xlink:type="simple" xlink:href="#__RefHeading___Toc778_1525647109" text:style-name="Index_20_Link" text:visited-style-name="Index_20_Link">Range<text:tab/>10</text:a></text:p>
          <text:p text:style-name="P81"><text:a xlink:type="simple" xlink:href="#__RefHeading___Toc780_1525647109" text:style-name="Index_20_Link" text:visited-style-name="Index_20_Link">Vertex Group<text:tab/>10</text:a></text:p>
          <text:p text:style-name="P81"><text:a xlink:type="simple" xlink:href="#__RefHeading___Toc782_1525647109" text:style-name="Index_20_Link" text:visited-style-name="Index_20_Link">Relative To<text:tab/>10</text:a></text:p>
          <text:p text:style-name="P80"><text:a xlink:type="simple" xlink:href="#__RefHeading___Toc784_1525647109" text:style-name="Index_20_Link" text:visited-style-name="Index_20_Link">Absolute<text:tab/>10</text:a></text:p>
          <text:p text:style-name="P81"><text:a xlink:type="simple" xlink:href="#__RefHeading___Toc786_1525647109" text:style-name="Index_20_Link" text:visited-style-name="Index_20_Link">Shape Key Lock (pin icon)<text:tab/>10</text:a></text:p>
          <text:p text:style-name="P81"><text:a xlink:type="simple" xlink:href="#__RefHeading___Toc788_1525647109" text:style-name="Index_20_Link" text:visited-style-name="Index_20_Link">Shape Key Edit Mode (edit mode icon)<text:tab/>10</text:a></text:p>
          <text:p text:style-name="P81"><text:a xlink:type="simple" xlink:href="#__RefHeading___Toc1621_3576858447" text:style-name="Index_20_Link" text:visited-style-name="Index_20_Link">Re-Time Shape Keys (clock icon)<text:tab/>11</text:a></text:p>
          <text:p text:style-name="P81"><text:a xlink:type="simple" xlink:href="#__RefHeading___Toc1623_3576858447" text:style-name="Index_20_Link" text:visited-style-name="Index_20_Link">Interpolation<text:tab/>11</text:a></text:p>
          <text:p text:style-name="P81"><text:a xlink:type="simple" xlink:href="#__RefHeading___Toc1625_3576858447" text:style-name="Index_20_Link" text:visited-style-name="Index_20_Link">Evaluation Time<text:tab/>11</text:a></text:p>
          <text:p text:style-name="P78"><text:a xlink:type="simple" xlink:href="#__RefHeading___Toc924_4098652225" text:style-name="Index_20_Link" text:visited-style-name="Index_20_Link">UV Maps panel<text:tab/>11</text:a></text:p>
          <text:p text:style-name="P79"><text:a xlink:type="simple" xlink:href="#__RefHeading___Toc926_4098652225" text:style-name="Index_20_Link" text:visited-style-name="Index_20_Link">UV Map<text:tab/>11</text:a></text:p>
          <text:p text:style-name="P79"><text:a xlink:type="simple" xlink:href="#__RefHeading___Toc928_4098652225" text:style-name="Index_20_Link" text:visited-style-name="Index_20_Link">Workflow<text:tab/>11</text:a></text:p>
          <text:p text:style-name="P79"><text:a xlink:type="simple" xlink:href="#__RefHeading___Toc728_15256471091" text:style-name="Index_20_Link" text:visited-style-name="Index_20_Link">Active UV Loop Key Index<text:tab/>11</text:a></text:p>
          <text:p text:style-name="P80"><text:a xlink:type="simple" xlink:href="#__RefHeading___Toc730_15256471091" text:style-name="Index_20_Link" text:visited-style-name="Index_20_Link">UV Map name<text:tab/>11</text:a></text:p>
          <text:p text:style-name="P80"><text:a xlink:type="simple" xlink:href="#__RefHeading___Toc732_15256471091" text:style-name="Index_20_Link" text:visited-style-name="Index_20_Link">Active Render<text:tab/>11</text:a></text:p>
          <text:p text:style-name="P80"><text:a xlink:type="simple" xlink:href="#__RefHeading___Toc736_15256471091" text:style-name="Index_20_Link" text:visited-style-name="Index_20_Link">Drag Handler<text:tab/>11</text:a></text:p>
          <text:p text:style-name="P80"><text:a xlink:type="simple" xlink:href="#__RefHeading___Toc738_15256471091" text:style-name="Index_20_Link" text:visited-style-name="Index_20_Link">Search Field<text:tab/>12</text:a></text:p>
          <text:p text:style-name="P81"><text:a xlink:type="simple" xlink:href="#__RefHeading___Toc740_15256471091" text:style-name="Index_20_Link" text:visited-style-name="Index_20_Link">Invert<text:tab/>12</text:a></text:p>
          <text:p text:style-name="P81"><text:a xlink:type="simple" xlink:href="#__RefHeading___Toc742_15256471091" text:style-name="Index_20_Link" text:visited-style-name="Index_20_Link">Sort by Name<text:tab/>12</text:a></text:p>
          <text:p text:style-name="P79"><text:a xlink:type="simple" xlink:href="#__RefHeading___Toc744_15256471091" text:style-name="Index_20_Link" text:visited-style-name="Index_20_Link">Add +<text:tab/>12</text:a></text:p>
          <text:p text:style-name="P79"><text:a xlink:type="simple" xlink:href="#__RefHeading___Toc746_15256471091" text:style-name="Index_20_Link" text:visited-style-name="Index_20_Link">Remove -<text:tab/>12</text:a></text:p>
          <text:p text:style-name="P78"><text:a xlink:type="simple" xlink:href="#__RefHeading___Toc930_4098652225" text:style-name="Index_20_Link" text:visited-style-name="Index_20_Link">Color Attributes panel<text:tab/>12</text:a></text:p>
          <text:p text:style-name="P79"><text:soft-page-break/><text:a xlink:type="simple" xlink:href="#__RefHeading___Toc996_4098652225" text:style-name="Index_20_Link" text:visited-style-name="Index_20_Link">Active Color Index<text:tab/>12</text:a></text:p>
          <text:p text:style-name="P80"><text:a xlink:type="simple" xlink:href="#__RefHeading___Toc730_152564710911" text:style-name="Index_20_Link" text:visited-style-name="Index_20_Link">Color index name<text:tab/>12</text:a></text:p>
          <text:p text:style-name="P80"><text:a xlink:type="simple" xlink:href="#__RefHeading___Toc732_152564710911" text:style-name="Index_20_Link" text:visited-style-name="Index_20_Link">Active Render<text:tab/>12</text:a></text:p>
          <text:p text:style-name="P80"><text:a xlink:type="simple" xlink:href="#__RefHeading___Toc736_152564710911" text:style-name="Index_20_Link" text:visited-style-name="Index_20_Link">Drag Handler<text:tab/>12</text:a></text:p>
          <text:p text:style-name="P80"><text:a xlink:type="simple" xlink:href="#__RefHeading___Toc738_152564710911" text:style-name="Index_20_Link" text:visited-style-name="Index_20_Link">Search Field<text:tab/>13</text:a></text:p>
          <text:p text:style-name="P81"><text:a xlink:type="simple" xlink:href="#__RefHeading___Toc740_152564710911" text:style-name="Index_20_Link" text:visited-style-name="Index_20_Link">Invert<text:tab/>13</text:a></text:p>
          <text:p text:style-name="P81"><text:a xlink:type="simple" xlink:href="#__RefHeading___Toc742_152564710911" text:style-name="Index_20_Link" text:visited-style-name="Index_20_Link">Sort by Name<text:tab/>13</text:a></text:p>
          <text:p text:style-name="P79"><text:a xlink:type="simple" xlink:href="#__RefHeading___Toc744_152564710911" text:style-name="Index_20_Link" text:visited-style-name="Index_20_Link">Add +<text:tab/>13</text:a></text:p>
          <text:p text:style-name="P80"><text:a xlink:type="simple" xlink:href="#__RefHeading___Toc2133_34607503191" text:style-name="Index_20_Link" text:visited-style-name="Index_20_Link">Add Color Attribute Specials<text:tab/>13</text:a></text:p>
          <text:p text:style-name="P81"><text:a xlink:type="simple" xlink:href="#__RefHeading___Toc2451_3449692037" text:style-name="Index_20_Link" text:visited-style-name="Index_20_Link">Name<text:tab/>13</text:a></text:p>
          <text:p text:style-name="P81"><text:a xlink:type="simple" xlink:href="#__RefHeading___Toc2453_3449692037" text:style-name="Index_20_Link" text:visited-style-name="Index_20_Link">Domain<text:tab/>13</text:a></text:p>
          <text:p text:style-name="P81"><text:a xlink:type="simple" xlink:href="#__RefHeading___Toc2455_3449692037" text:style-name="Index_20_Link" text:visited-style-name="Index_20_Link">Data Type<text:tab/>13</text:a></text:p>
          <text:p text:style-name="P81"><text:a xlink:type="simple" xlink:href="#__RefHeading___Toc2457_3449692037" text:style-name="Index_20_Link" text:visited-style-name="Index_20_Link">Color<text:tab/>13</text:a></text:p>
          <text:p text:style-name="P81"><text:a xlink:type="simple" xlink:href="#__RefHeading___Toc2459_3449692037" text:style-name="Index_20_Link" text:visited-style-name="Index_20_Link">Ok<text:tab/>13</text:a></text:p>
          <text:p text:style-name="P79"><text:a xlink:type="simple" xlink:href="#__RefHeading___Toc746_152564710911" text:style-name="Index_20_Link" text:visited-style-name="Index_20_Link">Remove -<text:tab/>13</text:a></text:p>
          <text:p text:style-name="P79"><text:a xlink:type="simple" xlink:href="#__RefHeading___Toc2321_2824949615" text:style-name="Index_20_Link" text:visited-style-name="Index_20_Link">Specials menu<text:tab/>14</text:a></text:p>
          <text:p text:style-name="P80"><text:a xlink:type="simple" xlink:href="#__RefHeading___Toc2323_2824949615" text:style-name="Index_20_Link" text:visited-style-name="Index_20_Link">Duplicate Color Attribute<text:tab/>14</text:a></text:p>
          <text:p text:style-name="P80"><text:a xlink:type="simple" xlink:href="#__RefHeading___Toc2325_2824949615" text:style-name="Index_20_Link" text:visited-style-name="Index_20_Link">Convert Color Attribute<text:tab/>14</text:a></text:p>
          <text:p text:style-name="P78"><text:a xlink:type="simple" xlink:href="#__RefHeading___Toc998_4098652225" text:style-name="Index_20_Link" text:visited-style-name="Index_20_Link">Face Maps panel<text:tab/>14</text:a></text:p>
          <text:p text:style-name="P79"><text:a xlink:type="simple" xlink:href="#__RefHeading___Toc1000_4098652225" text:style-name="Index_20_Link" text:visited-style-name="Index_20_Link">Face Map Index<text:tab/>14</text:a></text:p>
          <text:p text:style-name="P80"><text:a xlink:type="simple" xlink:href="#__RefHeading___Toc730_1525647109111" text:style-name="Index_20_Link" text:visited-style-name="Index_20_Link">Face map name<text:tab/>14</text:a></text:p>
          <text:p text:style-name="P80"><text:a xlink:type="simple" xlink:href="#__RefHeading___Toc736_1525647109111" text:style-name="Index_20_Link" text:visited-style-name="Index_20_Link">Drag Handler<text:tab/>14</text:a></text:p>
          <text:p text:style-name="P80"><text:a xlink:type="simple" xlink:href="#__RefHeading___Toc738_1525647109111" text:style-name="Index_20_Link" text:visited-style-name="Index_20_Link">Search Field<text:tab/>14</text:a></text:p>
          <text:p text:style-name="P81"><text:a xlink:type="simple" xlink:href="#__RefHeading___Toc740_1525647109111" text:style-name="Index_20_Link" text:visited-style-name="Index_20_Link">Invert<text:tab/>14</text:a></text:p>
          <text:p text:style-name="P81"><text:a xlink:type="simple" xlink:href="#__RefHeading___Toc742_1525647109111" text:style-name="Index_20_Link" text:visited-style-name="Index_20_Link">Sort by Name<text:tab/>14</text:a></text:p>
          <text:p text:style-name="P79"><text:a xlink:type="simple" xlink:href="#__RefHeading___Toc744_1525647109111" text:style-name="Index_20_Link" text:visited-style-name="Index_20_Link">Add +<text:tab/>14</text:a></text:p>
          <text:p text:style-name="P79"><text:a xlink:type="simple" xlink:href="#__RefHeading___Toc746_1525647109111" text:style-name="Index_20_Link" text:visited-style-name="Index_20_Link">Remove -<text:tab/>15</text:a></text:p>
          <text:p text:style-name="P78"><text:a xlink:type="simple" xlink:href="#__RefHeading___Toc2179_511951150" text:style-name="Index_20_Link" text:visited-style-name="Index_20_Link">Attributes panel<text:tab/>15</text:a></text:p>
          <text:p text:style-name="P79"><text:a xlink:type="simple" xlink:href="#__RefHeading___Toc2181_511951150" text:style-name="Index_20_Link" text:visited-style-name="Index_20_Link">Attributes Index<text:tab/>15</text:a></text:p>
          <text:p text:style-name="P80"><text:a xlink:type="simple" xlink:href="#__RefHeading___Toc730_15256471091111" text:style-name="Index_20_Link" text:visited-style-name="Index_20_Link">Attribute name<text:tab/>15</text:a></text:p>
          <text:p text:style-name="P80"><text:a xlink:type="simple" xlink:href="#__RefHeading___Toc736_15256471091111" text:style-name="Index_20_Link" text:visited-style-name="Index_20_Link">Drag Handler<text:tab/>15</text:a></text:p>
          <text:p text:style-name="P80"><text:a xlink:type="simple" xlink:href="#__RefHeading___Toc738_15256471091111" text:style-name="Index_20_Link" text:visited-style-name="Index_20_Link">Search Field<text:tab/>15</text:a></text:p>
          <text:p text:style-name="P81"><text:a xlink:type="simple" xlink:href="#__RefHeading___Toc740_15256471091111" text:style-name="Index_20_Link" text:visited-style-name="Index_20_Link">Invert<text:tab/>15</text:a></text:p>
          <text:p text:style-name="P81"><text:a xlink:type="simple" xlink:href="#__RefHeading___Toc742_15256471091111" text:style-name="Index_20_Link" text:visited-style-name="Index_20_Link">Sort by Name<text:tab/>15</text:a></text:p>
          <text:p text:style-name="P79"><text:a xlink:type="simple" xlink:href="#__RefHeading___Toc744_15256471091111" text:style-name="Index_20_Link" text:visited-style-name="Index_20_Link">Add +<text:tab/>15</text:a></text:p>
          <text:p text:style-name="P79"><text:a xlink:type="simple" xlink:href="#__RefHeading___Toc746_15256471091111" text:style-name="Index_20_Link" text:visited-style-name="Index_20_Link">Remove -<text:tab/>15</text:a></text:p>
          <text:p text:style-name="P79"><text:a xlink:type="simple" xlink:href="#__RefHeading___Toc2133_3460750319" text:style-name="Index_20_Link" text:visited-style-name="Index_20_Link">Attribute Specials<text:tab/>16</text:a></text:p>
          <text:p text:style-name="P80"><text:a xlink:type="simple" xlink:href="#__RefHeading___Toc2135_3460750319" text:style-name="Index_20_Link" text:visited-style-name="Index_20_Link">Convert Attrribute<text:tab/>16</text:a></text:p>
          <text:p text:style-name="P81"><text:a xlink:type="simple" xlink:href="#__RefHeading___Toc2137_3460750319" text:style-name="Index_20_Link" text:visited-style-name="Index_20_Link">Mode<text:tab/>16</text:a></text:p>
          <text:p text:style-name="P81"><text:a xlink:type="simple" xlink:href="#__RefHeading___Toc2139_3460750319" text:style-name="Index_20_Link" text:visited-style-name="Index_20_Link">Domain<text:tab/>16</text:a></text:p>
          <text:p text:style-name="P81"><text:a xlink:type="simple" xlink:href="#__RefHeading___Toc2141_3460750319" text:style-name="Index_20_Link" text:visited-style-name="Index_20_Link">Data Type<text:tab/>16</text:a></text:p>
          <text:p text:style-name="P78"><text:a xlink:type="simple" xlink:href="#__RefHeading___Toc1008_4098652225" text:style-name="Index_20_Link" text:visited-style-name="Index_20_Link">Texture Space panel<text:tab/>16</text:a></text:p>
          <text:p text:style-name="P79"><text:a xlink:type="simple" xlink:href="#__RefHeading___Toc1010_4098652225" text:style-name="Index_20_Link" text:visited-style-name="Index_20_Link">Texture Mesh<text:tab/>17</text:a></text:p>
          <text:p text:style-name="P79"><text:a xlink:type="simple" xlink:href="#__RefHeading___Toc1012_4098652225" text:style-name="Index_20_Link" text:visited-style-name="Index_20_Link">Auto Texture Space<text:tab/>17</text:a></text:p>
          <text:p text:style-name="P79"><text:a xlink:type="simple" xlink:href="#__RefHeading___Toc1014_4098652225" text:style-name="Index_20_Link" text:visited-style-name="Index_20_Link">Location, Size<text:tab/>17</text:a></text:p>
          <text:p text:style-name="P78"><text:a xlink:type="simple" xlink:href="#__RefHeading___Toc8848_3389447698" text:style-name="Index_20_Link" text:visited-style-name="Index_20_Link">Remesh Panel<text:tab/>17</text:a></text:p>
          <text:p text:style-name="P79"><text:a xlink:type="simple" xlink:href="#__RefHeading___Toc47385_722664933" text:style-name="Index_20_Link" text:visited-style-name="Index_20_Link">Mode<text:tab/>17</text:a></text:p>
          <text:p text:style-name="P79"><text:a xlink:type="simple" xlink:href="#__RefHeading___Toc8850_3389447698" text:style-name="Index_20_Link" text:visited-style-name="Index_20_Link">Voxel Size<text:tab/>17</text:a></text:p>
          <text:p text:style-name="P79"><text:a xlink:type="simple" xlink:href="#__RefHeading___Toc8852_3389447698" text:style-name="Index_20_Link" text:visited-style-name="Index_20_Link">Adaptivity<text:tab/>18</text:a></text:p>
          <text:p text:style-name="P79"><text:a xlink:type="simple" xlink:href="#__RefHeading___Toc8854_3389447698" text:style-name="Index_20_Link" text:visited-style-name="Index_20_Link">Fix Poles<text:tab/>18</text:a></text:p>
          <text:p text:style-name="P79"><text:a xlink:type="simple" xlink:href="#__RefHeading___Toc8856_3389447698" text:style-name="Index_20_Link" text:visited-style-name="Index_20_Link">Smooth Normals<text:tab/>18</text:a></text:p>
          <text:p text:style-name="P79"><text:a xlink:type="simple" xlink:href="#__RefHeading___Toc47387_722664933" text:style-name="Index_20_Link" text:visited-style-name="Index_20_Link">Preserve<text:tab/>18</text:a></text:p>
          <text:p text:style-name="P80"><text:a xlink:type="simple" xlink:href="#__RefHeading___Toc8858_3389447698" text:style-name="Index_20_Link" text:visited-style-name="Index_20_Link">Volume<text:tab/>18</text:a></text:p>
          <text:p text:style-name="P80"><text:soft-page-break/><text:a xlink:type="simple" xlink:href="#__RefHeading___Toc8860_3389447698" text:style-name="Index_20_Link" text:visited-style-name="Index_20_Link">Paint Mask<text:tab/>18</text:a></text:p>
          <text:p text:style-name="P80"><text:a xlink:type="simple" xlink:href="#__RefHeading___Toc3912_97366285" text:style-name="Index_20_Link" text:visited-style-name="Index_20_Link">Face Sets<text:tab/>18</text:a></text:p>
          <text:p text:style-name="P79"><text:a xlink:type="simple" xlink:href="#__RefHeading___Toc8862_3389447698" text:style-name="Index_20_Link" text:visited-style-name="Index_20_Link">Voxel Remesh / QuadriFlow Remesh<text:tab/>18</text:a></text:p>
          <text:p text:style-name="P78"><text:a xlink:type="simple" xlink:href="#__RefHeading___Toc1953_300917661" text:style-name="Index_20_Link" text:visited-style-name="Index_20_Link">Geometry Data panel<text:tab/>18</text:a></text:p>
          <text:p text:style-name="P79"><text:a xlink:type="simple" xlink:href="#__RefHeading___Toc1955_300917661" text:style-name="Index_20_Link" text:visited-style-name="Index_20_Link">Clear Sculpt-Mask Data<text:tab/>18</text:a></text:p>
          <text:p text:style-name="P79"><text:a xlink:type="simple" xlink:href="#__RefHeading___Toc1957_300917661" text:style-name="Index_20_Link" text:visited-style-name="Index_20_Link">Clear Skin Data<text:tab/>18</text:a></text:p>
          <text:p text:style-name="P79"><text:a xlink:type="simple" xlink:href="#__RefHeading___Toc1961_300917661" text:style-name="Index_20_Link" text:visited-style-name="Index_20_Link">Store Vertex Bevel Weight<text:tab/>19</text:a></text:p>
          <text:p text:style-name="P79"><text:a xlink:type="simple" xlink:href="#__RefHeading___Toc1963_300917661" text:style-name="Index_20_Link" text:visited-style-name="Index_20_Link">Stores Edge Bevel Weight<text:tab/>19</text:a></text:p>
          <text:p text:style-name="P79"><text:a xlink:type="simple" xlink:href="#__RefHeading___Toc1965_300917661" text:style-name="Index_20_Link" text:visited-style-name="Index_20_Link">Store Edge Crease<text:tab/>19</text:a></text:p>
          <text:p text:style-name="P78"><text:a xlink:type="simple" xlink:href="#__RefHeading___Toc4992_1210455647" text:style-name="Index_20_Link" text:visited-style-name="Index_20_Link">Custom Properties Panel<text:tab/>19</text:a></text:p>
          <text:p text:style-name="P79"><text:a xlink:type="simple" xlink:href="#__RefHeading___Toc4994_1210455647" text:style-name="Index_20_Link" text:visited-style-name="Index_20_Link">Add<text:tab/>19</text:a></text:p>
          <text:p text:style-name="P79"><text:a xlink:type="simple" xlink:href="#__RefHeading___Toc4996_1210455647" text:style-name="Index_20_Link" text:visited-style-name="Index_20_Link">Edit<text:tab/>19</text:a></text:p>
          <text:p text:style-name="P79"><text:a xlink:type="simple" xlink:href="#__RefHeading___Toc4998_1210455647" text:style-name="Index_20_Link" text:visited-style-name="Index_20_Link">Remove<text:tab/>19</text:a></text:p>
        </text:index-body>
      </text:table-of-content>
      <text:p text:style-name="P10"/>
      <text:p text:style-name="P10"/>
      <text:p text:style-name="P10"/>
      <table:table table:name="Tabelle2" table:style-name="Tabelle2">
        <table:table-column table:style-name="Tabelle2.A"/>
        <table:table-row table:style-name="TableLine2222132267200">
          <table:table-cell table:style-name="Tabelle2.A1" office:value-type="string">
            <text:h text:style-name="P97" text:outline-level="1"><text:bookmark-start text:name="__RefHeading___Toc369_3122853221"/>Vertex groups panel<text:bookmark-end text:name="__RefHeading___Toc369_3122853221"/></text:h>
          </table:table-cell>
        </table:table-row>
      </table:table>
      <text:p text:style-name="P26"/>
      <text:p text:style-name="Text_20_body"><draw:frame draw:style-name="fr2" draw:name="Bild2" text:anchor-type="paragraph" svg:width="5.151cm" svg:height="3.56cm" draw:z-index="0"><draw:image xlink:href="Pictures/1000000100000130000000D2FE4143E5ABAB6247.png" xlink:type="simple" xlink:show="embed" xlink:actuate="onLoad" draw:mime-type="image/png"/></draw:frame>A Vertex group is a group of vertices, a selection of the mesh. It is for example used to weight a specific mesh part to a bone. Or to control the growth of hair particles.</text:p>
      <text:p text:style-name="Text_20_body">This panel allows you to manage and edit vertex groups. Weight painting creates vertex groups automatically.</text:p>
      <text:p text:style-name="Text_20_body">In Edit mode this panel shows some further controls. </text:p>
      <text:p text:style-name="Text_20_body">Vertex groups exists for mesh and lattice objects.</text:p>
      <text:h text:style-name="Heading_20_2" text:outline-level="2"><text:bookmark-start text:name="__RefHeading___Toc662_1525647109"/>Active Vertex Group list<text:bookmark-end text:name="__RefHeading___Toc662_1525647109"/></text:h>
      <text:p text:style-name="Text_20_body">A List of the vertex groups for this mesh.</text:p>
      <text:h text:style-name="Heading_20_3" text:outline-level="3"><text:bookmark-start text:name="__RefHeading___Toc664_1525647109"/>Group name<text:bookmark-end text:name="__RefHeading___Toc664_1525647109"/></text:h>
      <text:p text:style-name="Text_20_body">The name of the group. It can be renamed by double clicking at it.</text:p>
      <text:h text:style-name="Heading_20_3" text:outline-level="3"><text:bookmark-start text:name="__RefHeading___Toc666_1525647109"/>Lock<text:bookmark-end text:name="__RefHeading___Toc666_1525647109"/></text:h>
      <text:p text:style-name="Text_20_body">The lock icon at the end of a group name locks the group from being editable. </text:p>
      <text:h text:style-name="Heading_20_3" text:outline-level="3"><text:bookmark-start text:name="__RefHeading___Toc668_1525647109"/>Drag Handler<text:bookmark-end text:name="__RefHeading___Toc668_1525647109"/></text:h>
      <text:p text:style-name="Text_20_body">The two vertical lines at the end is a handler with which you can expand the list.</text:p>
      <text:h text:style-name="Heading_20_3" text:outline-level="3"><text:bookmark-start text:name="__RefHeading___Toc670_1525647109"/>Search Field<text:bookmark-end text:name="__RefHeading___Toc670_1525647109"/></text:h>
      <text:p text:style-name="P31"><draw:frame draw:style-name="fr5" draw:name="Bild5" text:anchor-type="paragraph" svg:x="14.31cm" svg:y="0.213cm" svg:width="4.39cm" svg:height="0.79cm" draw:z-index="1"><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Heading_20_4" text:outline-level="4"><text:bookmark-start text:name="__RefHeading___Toc672_1525647109"/><text:soft-page-break/>Invert<text:bookmark-end text:name="__RefHeading___Toc672_1525647109"/></text:h>
      <text:p text:style-name="P31">Exclude the search term instead of searching for it.</text:p>
      <text:h text:style-name="Heading_20_4" text:outline-level="4"><text:bookmark-start text:name="__RefHeading___Toc674_1525647109"/>Sort by Name<text:bookmark-end text:name="__RefHeading___Toc674_1525647109"/></text:h>
      <text:p text:style-name="P31">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draw:frame draw:style-name="fr1" draw:name="Bild6" text:anchor-type="paragraph" svg:y="0.213cm" svg:width="3.611cm" svg:height="5.87cm" draw:z-index="2"><draw:image xlink:href="Pictures/10000001000000D50000015BFECED05933487865.png" xlink:type="simple" xlink:show="embed" xlink:actuate="onLoad" draw:mime-type="image/png"/></draw:frame><text:bookmark-start text:name="__RefHeading___Toc680_1525647109"/>Specials<text:span text:style-name="T8"> menu</text:span><text:bookmark-end text:name="__RefHeading___Toc680_1525647109"/></text:h>
      <text:h text:style-name="Heading_20_3" text:outline-level="3"><text:bookmark-start text:name="__RefHeading___Toc682_1525647109"/>Sort by Name<text:bookmark-end text:name="__RefHeading___Toc682_1525647109"/></text:h>
      <text:p text:style-name="P60">Sorts the vertex groups alphabetically by name.</text:p>
      <text:h text:style-name="Heading_20_3" text:outline-level="3"><text:bookmark-start text:name="__RefHeading___Toc684_1525647109"/>Sort by Bone Hierarchy<text:bookmark-end text:name="__RefHeading___Toc684_1525647109"/></text:h>
      <text:p text:style-name="P60">Sorts the vertex groups by the hierarchy of the assigned bones.</text:p>
      <text:p text:style-name="P37"/>
      <text:h text:style-name="Heading_20_3" text:outline-level="3"><text:bookmark-start text:name="__RefHeading___Toc686_1525647109"/>Copy Vertex Group<text:bookmark-end text:name="__RefHeading___Toc686_1525647109"/></text:h>
      <text:p text:style-name="Text_20_body"><draw:frame draw:style-name="fr1" draw:name="Bild7" text:anchor-type="paragraph" svg:y="0.213cm" svg:width="7.639cm" svg:height="3cm" draw:z-index="3"><draw:image xlink:href="Pictures/10000001000001C3000000B1D12B7D0ABF940E0A.png" xlink:type="simple" xlink:show="embed" xlink:actuate="onLoad" draw:mime-type="image/png"/></draw:frame>Add a copy of the active vertex group as a new group. The new group will be named like the original group with “_copy” appended at the end of its name. And it will contain associations to exactly the same vertices with the exact same weights as in the source vertex group.</text:p>
      <text:h text:style-name="Heading_20_3" text:outline-level="3"><text:bookmark-start text:name="__RefHeading___Toc688_1525647109"/>Copy Vertex Groups to Linked<text:bookmark-end text:name="__RefHeading___Toc688_1525647109"/></text:h>
      <text:p text:style-name="Text_20_body">Copy vertex groups of this mesh to all linked objects which use the same mesh data (all users of the data).</text:p>
      <text:h text:style-name="Heading_20_3" text:outline-level="3"><text:bookmark-start text:name="__RefHeading___Toc690_1525647109"/>Copy Vertex Group to Selected<text:bookmark-end text:name="__RefHeading___Toc690_1525647109"/></text:h>
      <text:p text:style-name="Text_20_body">Copy all vertex groups to other selected objects provided they have matching indices (typically this is true for copies of the mesh which are only deformed and not otherwise edited).</text:p>
      <text:h text:style-name="Heading_20_3" text:outline-level="3"><text:bookmark-start text:name="__RefHeading___Toc692_1525647109"/>Mirror Vertex Group<text:bookmark-end text:name="__RefHeading___Toc692_1525647109"/></text:h>
      <text:p text:style-name="Text_20_body">Mirrors weights and/or flips group names<text:span text:style-name="T9"> from one side of a symmetrical mesh to the other. </text:span></text:p>
      <text:p text:style-name="Text_20_body"><text:s/>Only mirroring along local X axis is supported. <text:span text:style-name="T9">V</text:span>ertices that have no corresponding vertex on the other side will not be affected. <text:span text:style-name="T9">N</text:span>ote, the weights are not transferred to the corresponding opposite bone weight group.</text:p>
      <text:h text:style-name="Heading_20_3" text:outline-level="3"><text:bookmark-start text:name="__RefHeading___Toc694_1525647109"/><text:soft-page-break/>Mirror Vertex Group (Topology)<text:bookmark-end text:name="__RefHeading___Toc694_1525647109"/></text:h>
      <text:p text:style-name="Text_20_body">Performs the Mirror Vertex Group with the Topology Mirror option enabled.</text:p>
      <text:h text:style-name="Heading_20_3" text:outline-level="3"><text:bookmark-start text:name="__RefHeading___Toc696_1525647109"/>Remove from All Groups<text:bookmark-end text:name="__RefHeading___Toc696_1525647109"/></text:h>
      <text:p text:style-name="Text_20_body">Unassigns the selected vertices from all groups. <text:span text:style-name="T9">Even locked. </text:span></text:p>
      <text:h text:style-name="Heading_20_3" text:outline-level="3"><text:bookmark-start text:name="__RefHeading___Toc698_1525647109"/>Clear Active Group<text:bookmark-end text:name="__RefHeading___Toc698_1525647109"/></text:h>
      <text:p text:style-name="Text_20_body">Remove all assigned vertices from the active group. The group is made empty. Note that the vertices may still be assigned to other vertex groups of the object. <text:span text:style-name="T9">This feature does n</text:span>ot <text:span text:style-name="T9">affect</text:span> locked groups.</text:p>
      <text:h text:style-name="Heading_20_3" text:outline-level="3"><text:bookmark-start text:name="__RefHeading___Toc700_1525647109"/>Delete All Unlocked Groups<text:bookmark-end text:name="__RefHeading___Toc700_1525647109"/></text:h>
      <text:p text:style-name="Text_20_body">Remove all vertex groups from the object that are not locked.</text:p>
      <text:h text:style-name="Heading_20_3" text:outline-level="3"><text:bookmark-start text:name="__RefHeading___Toc702_1525647109"/>Delete All Groups<text:bookmark-end text:name="__RefHeading___Toc702_1525647109"/></text:h>
      <text:p text:style-name="Text_20_body">Remove all vertex groups from the object.</text:p>
      <text:h text:style-name="Heading_20_3" text:outline-level="3"><text:bookmark-start text:name="__RefHeading___Toc704_1525647109"/>Lock All<text:bookmark-end text:name="__RefHeading___Toc704_1525647109"/></text:h>
      <text:p text:style-name="Text_20_body">Lock all groups.</text:p>
      <text:h text:style-name="Heading_20_3" text:outline-level="3"><text:bookmark-start text:name="__RefHeading___Toc706_1525647109"/>Unlock All<text:bookmark-end text:name="__RefHeading___Toc706_1525647109"/></text:h>
      <text:p text:style-name="Text_20_body">Unlock all groups.</text:p>
      <text:h text:style-name="Heading_20_3" text:outline-level="3"><text:bookmark-start text:name="__RefHeading___Toc708_1525647109"/>Lock Invert All<text:bookmark-end text:name="__RefHeading___Toc708_1525647109"/></text:h>
      <text:p text:style-name="Text_20_body">Invert group locks.</text:p>
      <text:h text:style-name="Heading_20_3" text:outline-level="3"><draw:frame draw:style-name="fr1" draw:name="Bild8" text:anchor-type="paragraph" svg:y="0.213cm" svg:width="0.61cm" svg:height="0.91cm" draw:z-index="4"><draw:image xlink:href="Pictures/100000010000002400000036893918E8A57F0261.png" xlink:type="simple" xlink:show="embed" xlink:actuate="onLoad" draw:mime-type="image/png"/></draw:frame><text:bookmark-start text:name="__RefHeading___Toc710_1525647109"/>Move Vertex Group Up / Down<text:bookmark-end text:name="__RefHeading___Toc710_1525647109"/></text:h>
      <text:p text:style-name="P38">Moves the selected vertex group up or down in the list.</text:p>
      <text:h text:style-name="Heading_20_3" text:outline-level="3"><text:bookmark-start text:name="__RefHeading___Toc712_1525647109"/>Assign<text:bookmark-end text:name="__RefHeading___Toc712_1525647109"/></text:h>
      <text:p text:style-name="Text_20_body"><draw:frame draw:style-name="fr5" draw:name="Bild9" text:anchor-type="paragraph" svg:x="13.571cm" svg:y="-0.116cm" svg:width="5.129cm" svg:height="1.02cm" draw:z-index="5"><draw:image xlink:href="Pictures/100000010000012F0000003C07A9C18DB0393C7F.png" xlink:type="simple" xlink:show="embed" xlink:actuate="onLoad" draw:mime-type="image/png"/></draw:frame><text:span text:style-name="T10">A</text:span>ssign the selected vertices to the active <text:span text:style-name="T10">vertex </text:span>group<text:span text:style-name="T10">.</text:span></text:p>
      <text:p text:style-name="Text_20_body"/>
      <text:h text:style-name="Heading_20_3" text:outline-level="3"><text:bookmark-start text:name="__RefHeading___Toc714_1525647109"/>Remove<text:bookmark-end text:name="__RefHeading___Toc714_1525647109"/></text:h>
      <text:p text:style-name="Text_20_body"><text:span text:style-name="T10">R</text:span>emove the selected vertices from the active group<text:span text:style-name="T10">.</text:span></text:p>
      <text:h text:style-name="Heading_20_3" text:outline-level="3"><text:bookmark-start text:name="__RefHeading___Toc716_1525647109"/>Select<text:bookmark-end text:name="__RefHeading___Toc716_1525647109"/></text:h>
      <text:p text:style-name="Text_20_body">Select all vertices in the group.</text:p>
      <text:h text:style-name="Heading_20_3" text:outline-level="3"><text:bookmark-start text:name="__RefHeading___Toc718_1525647109"/>Deselect<text:bookmark-end text:name="__RefHeading___Toc718_1525647109"/></text:h>
      <text:p text:style-name="Text_20_body"><text:span text:style-name="T10">D</text:span>eselect all vertices in the group.</text:p>
      <text:h text:style-name="Heading_20_3" text:outline-level="3"><text:bookmark-start text:name="__RefHeading___Toc720_1525647109"/><text:soft-page-break/>We<text:span text:style-name="T10">i</text:span>ght<text:bookmark-end text:name="__RefHeading___Toc720_1525647109"/></text:h>
      <text:p text:style-name="Text_20_body">The weight value that gets assigned to the selected vertices.</text:p>
      <text:h text:style-name="Heading_20_3" text:outline-level="3"><text:bookmark-start text:name="__RefHeading___Toc722_1525647109"/>Set Active Group<text:bookmark-end text:name="__RefHeading___Toc722_1525647109"/></text:h>
      <text:p text:style-name="Text_20_body">Lets you select the group that will become the active one (menu only).</text:p>
      <text:p text:style-name="P4"/>
      <text:p text:style-name="P4"/>
      <text:p text:style-name="P4"/>
      <table:table table:name="Tabelle3" table:style-name="Tabelle3">
        <table:table-column table:style-name="Tabelle3.A"/>
        <table:table-row table:style-name="TableLine2222132258224">
          <table:table-cell table:style-name="Tabelle3.A1" office:value-type="string">
            <text:h text:style-name="P99" text:outline-level="1"><text:bookmark-start text:name="__RefHeading___Toc724_1525647109"/><text:span text:style-name="T11">S</text:span><text:span text:style-name="T12">hape Keys</text:span><text:span text:style-name="T11"> panel</text:span><text:bookmark-end text:name="__RefHeading___Toc724_1525647109"/></text:h>
          </table:table-cell>
        </table:table-row>
      </table:table>
      <text:p text:style-name="P3"><draw:frame draw:style-name="fr5" draw:name="Bild10" text:anchor-type="paragraph" svg:x="13.571cm" svg:y="0.358cm" svg:width="5.151cm" svg:height="3.129cm" draw:z-index="6"><draw:image xlink:href="Pictures/1000000100000130000000B953B7577A3E05FC0A.png" xlink:type="simple" xlink:show="embed" xlink:actuate="onLoad" draw: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Text_20_body">Shape keys are also called morph targets or blend shapes.</text:p>
      <text:h text:style-name="Heading_20_2" text:outline-level="2"><text:bookmark-start text:name="__RefHeading___Toc726_1525647109"/>Workflow<text:bookmark-end text:name="__RefHeading___Toc726_1525647109"/></text:h>
      <text:p text:style-name="P40"><draw:frame draw:style-name="fr1" draw:name="Bild11" text:anchor-type="paragraph" svg:y="1.598cm" svg:width="5.151cm" svg:height="2.611cm" draw:z-index="7"><draw:image xlink:href="Pictures/10000001000001300000009A1F0C746E7AC88D93.png" xlink:type="simple" xlink:show="embed" xlink:actuate="onLoad" draw:mime-type="image/png"/></draw:frame>In Object mode add a shape key. This first shape key is called Basis by default. It is the base for the vertex animation. This basis shape key is the base shape for all further shape keys. It cannot be modified or keyframed.</text:p>
      <text:p text:style-name="P40">Now add a second shape key.<text:span text:style-name="T29"> This second shape key will have more controls so that you can modify it in the needed way.</text:span></text:p>
      <text:p text:style-name="P40"/>
      <text:p text:style-name="P40"/>
      <text:p text:style-name="P40"><draw:frame draw:style-name="fr1" draw:name="Bild12" text:anchor-type="paragraph" svg:y="0.335cm" svg:width="4.15cm" svg:height="3.521cm" draw:z-index="8"><draw:image xlink:href="Pictures/10000001000000F5000000D081E3D56A465200E5.png" xlink:type="simple" xlink:show="embed" xlink:actuate="onLoad" draw:mime-type="image/png"/></draw:frame>Enter edit mode with this key <text:span text:style-name="T30">1 </text:span>selected.</text:p>
      <text:p text:style-name="P40">Modify the geometry by moving some vertices around.</text:p>
      <text:p text:style-name="P40">Switch back to Object mode.</text:p>
      <text:p text:style-name="P40"/>
      <text:p text:style-name="P40"/>
      <text:p text:style-name="P40"/>
      <text:p text:style-name="P40"/>
      <text:p text:style-name="P41"><draw:frame draw:style-name="fr1" draw:name="Bild13" text:anchor-type="paragraph" svg:y="0.005cm" svg:width="5.08cm" svg:height="3.05cm" draw:z-index="9"><draw:image xlink:href="Pictures/100000010000012C000000B404FE0D883B404532.png" xlink:type="simple" xlink:show="embed" xlink:actuate="onLoad" draw:mime-type="image/png"/></draw:frame>Have a look at the value slider. This slider defines how the key 1 shape key blends with the Basis shape key. </text:p>
      <text:p text:style-name="P41">Move it from value 0 to value 1. You will notice that the vertices that you <text:soft-page-break/>have modified in Key 1 will now start to move to a new position. Dependent of how strong the value is. With a value of 1 it will be at the position of how you modeled it.</text:p>
      <text:p text:style-name="P61"><draw:frame draw:style-name="fr1" draw:name="Bild14" text:anchor-type="paragraph" svg:y="0.005cm" svg:width="5.129cm" svg:height="3.03cm" draw:z-index="10"><draw:image xlink:href="Pictures/100000010000012F000000B3A15195B7E9ADE64D.png" xlink:type="simple" xlink:show="embed" xlink:actuate="onLoad" draw:mime-type="image/png"/></draw:frame>To keyframe this shape click at the Animate property dot behind the slider. The slider will change its color. And the dot will change to a rhombus shape to indicate that there is a keyframe recorded at this frame.</text:p>
      <text:p text:style-name="P48">Or you right click at the slider, and choose Insert Keyframe in the menu.</text:p>
      <text:p text:style-name="P43">Move to another frame. Change the slider value, and set another keyframe.</text:p>
      <text:p text:style-name="P43"/>
      <text:p text:style-name="P61"><draw:frame draw:style-name="fr5" draw:name="Bild15" text:anchor-type="paragraph" svg:x="12.591cm" svg:y="0.026cm" svg:width="6.11cm" svg:height="2.57cm" draw:z-index="11"><draw:image xlink:href="Pictures/100000010000016900000098EFEE7BD301C5AFBC.png" xlink:type="simple" xlink:show="embed" xlink:actuate="onLoad" draw:mime-type="image/png"/></draw:frame>Recorded keyframes can be found and further tweaked in the Dope sheet Editor in Shape Key Editor mode. Here you can also record further keyframes under Key / Insert Keyframes. And control the slider values from the channel list.</text:p>
      <text:p text:style-name="P42"/>
      <text:p text:style-name="P43">Add more shape keys and model and animate them as you need them.</text:p>
      <text:h text:style-name="P107" text:outline-level="2"><draw:frame draw:style-name="fr1" draw:name="Bild17" text:anchor-type="paragraph" svg:y="0.026cm" svg:width="5.151cm" svg:height="5.159cm" draw:z-index="13"><draw:image xlink:href="Pictures/100000010000013000000131F845445A2033F4A5.png" xlink:type="simple" xlink:show="embed" xlink:actuate="onLoad" draw:mime-type="image/png"/></draw:frame><text:bookmark-start text:name="__RefHeading___Toc728_1525647109"/>Active <text:span text:style-name="T20">Shape Key Index</text:span><text:bookmark-end text:name="__RefHeading___Toc728_1525647109"/></text:h>
      <text:p text:style-name="P44">A List of the shape keys for this mesh.</text:p>
      <text:p text:style-name="P51">It contains two types of shape keys. Basis is the base shape. The other type relies at this shape as the base.</text:p>
      <text:h text:style-name="P114" text:outline-level="3"><text:bookmark-start text:name="__RefHeading___Toc730_1525647109"/><text:span text:style-name="T24">Shape Key</text:span> name<text:bookmark-end text:name="__RefHeading___Toc730_1525647109"/></text:h>
      <text:p text:style-name="P27">The name of the shape key. It can be renamed by double clicking at it.</text:p>
      <text:h text:style-name="Heading_20_3" text:outline-level="3"><text:bookmark-start text:name="__RefHeading___Toc732_1525647109"/>Slider value<text:bookmark-end text:name="__RefHeading___Toc732_1525647109"/></text:h>
      <text:p text:style-name="P51">The blend value of this shape key. The Basis shape key does not have such a slider.</text:p>
      <text:h text:style-name="P114" text:outline-level="3"><text:bookmark-start text:name="__RefHeading___Toc734_1525647109"/>Lock<text:bookmark-end text:name="__RefHeading___Toc734_1525647109"/></text:h>
      <text:p text:style-name="P49"><text:span text:style-name="T7">The lock icon at the end of a group name l</text:span>ocks the group from being editable. </text:p>
      <text:h text:style-name="P114" text:outline-level="3"><text:bookmark-start text:name="__RefHeading___Toc736_1525647109"/>Drag Handler<text:bookmark-end text:name="__RefHeading___Toc736_1525647109"/></text:h>
      <text:p text:style-name="P49">The two vertical lines at the end is a handler with which you can expand the list.</text:p>
      <text:h text:style-name="P114" text:outline-level="3"><text:bookmark-start text:name="__RefHeading___Toc738_1525647109"/>Search Field<text:bookmark-end text:name="__RefHeading___Toc738_1525647109"/></text:h>
      <text:p text:style-name="P32"><draw:frame draw:style-name="fr5" draw:name="Bild16" text:anchor-type="paragraph" svg:x="14.31cm" svg:y="0.213cm" svg:width="4.39cm" svg:height="0.79cm" draw:z-index="12"><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50" text:outline-level="4"><text:bookmark-start text:name="__RefHeading___Toc740_1525647109"/>Invert<text:bookmark-end text:name="__RefHeading___Toc740_1525647109"/></text:h>
      <text:p text:style-name="P32">Exclude the search term instead of searching for it.</text:p>
      <text:h text:style-name="P50" text:outline-level="4"><text:bookmark-start text:name="__RefHeading___Toc742_1525647109"/><text:soft-page-break/>Sort by Name<text:bookmark-end text:name="__RefHeading___Toc742_1525647109"/></text:h>
      <text:p text:style-name="P32">Sort the List by name.</text:p>
      <text:h text:style-name="P107" text:outline-level="2"><text:bookmark-start text:name="__RefHeading___Toc744_1525647109"/>Add +<text:bookmark-end text:name="__RefHeading___Toc744_1525647109"/></text:h>
      <text:p text:style-name="P49">Create a<text:span text:style-name="T31"> shape key</text:span>.</text:p>
      <text:h text:style-name="P107" text:outline-level="2"><text:bookmark-start text:name="__RefHeading___Toc746_1525647109"/>Remove -<text:bookmark-end text:name="__RefHeading___Toc746_1525647109"/></text:h>
      <text:p text:style-name="P49">Delete<text:span text:style-name="T31"> the selected shape key</text:span>.</text:p>
      <text:h text:style-name="P107" text:outline-level="2"><draw:frame draw:style-name="fr1" draw:name="Bild18" text:anchor-type="paragraph" svg:y="0.213cm" svg:width="3.35cm" svg:height="3.5cm" draw:z-index="14"><draw:image xlink:href="Pictures/10000001000000C6000000CFCBD35DAFFF188649.png" xlink:type="simple" xlink:show="embed" xlink:actuate="onLoad" draw:mime-type="image/png"/></draw:frame><text:bookmark-start text:name="__RefHeading___Toc748_1525647109"/>Specials<text:span text:style-name="T8">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32">Add a new shape key with the current deformed shape of the object. </text:p>
      <text:h text:style-name="Heading_20_3" text:outline-level="3"><text:bookmark-start text:name="__RefHeading___Toc752_1525647109"/>Mirror Shape Key<text:bookmark-end text:name="__RefHeading___Toc752_1525647109"/></text:h>
      <text:p text:style-name="P32">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33">Mirror the shape keys on the X axis. <text:span text:style-name="T32">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32">Transfer the current resulting shape from a different object.</text:p>
      <text:p text:style-name="P33">Select the object to copy, <text:span text:style-name="T32">hold down Shift, </text:span>then the object to copy into<text:span text:style-name="T32">.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32">Transfer the active shape key from a different object regardless of its current influence.</text:p>
      <text:p text:style-name="P32">Select the object to copy, <text:span text:style-name="T32">hold down Shift, </text:span>then the object to copy into. Use this action and a new shape key will be added to the active object with the active shape of the first object.</text:p>
      <text:h text:style-name="Heading_20_3" text:outline-level="3"><text:bookmark-start text:name="__RefHeading___Toc760_1525647109"/>Delete all Shape Keys<text:bookmark-end text:name="__RefHeading___Toc760_1525647109"/></text:h>
      <text:p text:style-name="P54">Delete all shape keys at this mesh.</text:p>
      <text:h text:style-name="Heading_20_3" text:outline-level="3"><text:bookmark-start text:name="__RefHeading___Toc762_1525647109"/>Move to Top<text:bookmark-end text:name="__RefHeading___Toc762_1525647109"/></text:h>
      <text:p text:style-name="P54">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54">Move the shape key to the bottom of the list.</text:p>
      <text:h text:style-name="P115" text:outline-level="3"><draw:frame draw:style-name="fr1" draw:name="Bild19" text:anchor-type="paragraph" svg:y="0.213cm" svg:width="0.61cm" svg:height="0.91cm" draw:z-index="15"><draw:image xlink:href="Pictures/100000010000002400000036893918E8A57F0261.png" xlink:type="simple" xlink:show="embed" xlink:actuate="onLoad" draw:mime-type="image/png"/></draw:frame><text:bookmark-start text:name="__RefHeading___Toc766_1525647109"/><text:soft-page-break/>Move <text:span text:style-name="T25">Shape Key</text:span> Up / Down<text:bookmark-end text:name="__RefHeading___Toc766_1525647109"/></text:h>
      <text:p text:style-name="P39">Moves the selected shape key up or down in the list.</text:p>
      <text:h text:style-name="Heading_20_2" text:outline-level="2"><text:bookmark-start text:name="__RefHeading___Toc768_1525647109"/>Relative<text:bookmark-end text:name="__RefHeading___Toc768_1525647109"/></text:h>
      <text:p text:style-name="P56">Set the shape keys to Relative or Absolute.</text:p>
      <text:h text:style-name="Heading_20_3" text:outline-level="3"><draw:frame draw:style-name="fr1" draw:name="Bild20" text:anchor-type="paragraph" svg:y="0.213cm" svg:width="5.129cm" svg:height="2.54cm" draw:z-index="16"><draw:image xlink:href="Pictures/100000010000012F000000966310C4610B4ADD56.png" xlink:type="simple" xlink:show="embed" xlink:actuate="onLoad" draw:mime-type="image/png"/></draw:frame><text:bookmark-start text:name="__RefHeading___Toc770_1525647109"/>Relative<text:bookmark-end text:name="__RefHeading___Toc770_1525647109"/></text:h>
      <text:p text:style-name="P55">The shape is defined relative to the Basis or another specified shape key. And can be adjusted in its settings.</text:p>
      <text:h text:style-name="P58" text:outline-level="4"><text:bookmark-start text:name="__RefHeading___Toc772_1525647109"/>Shape Key Lock (pin icon)<text:bookmark-end text:name="__RefHeading___Toc772_1525647109"/></text:h>
      <text:p text:style-name="P57">Show the active shape in the 3D Viewport without blending. Shape Key Lock gets automatically enabled while the object is in Edit Mode.</text:p>
      <text:h text:style-name="P58" text:outline-level="4"><text:bookmark-start text:name="__RefHeading___Toc774_1525647109"/>Shape Key Edit Mode (edit mode icon)<text:bookmark-end text:name="__RefHeading___Toc774_1525647109"/></text:h>
      <text:p text:style-name="P57">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59">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59">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59">Limit the active shape key deformation to a vertex group. </text:p>
      <text:h text:style-name="Heading_20_4" text:outline-level="4"><text:bookmark-start text:name="__RefHeading___Toc782_1525647109"/>Relative To<text:bookmark-end text:name="__RefHeading___Toc782_1525647109"/></text:h>
      <text:p text:style-name="P59">Select the shape key to deform from. It does not need to be the Basis shape key, but can also be another shape key.</text:p>
      <text:h text:style-name="Heading_20_3" text:outline-level="3"><text:bookmark-start text:name="__RefHeading___Toc784_1525647109"/>Absolute<text:bookmark-end text:name="__RefHeading___Toc784_1525647109"/></text:h>
      <text:p text:style-name="P59"><draw:frame draw:style-name="fr5" draw:name="Bild21" text:anchor-type="paragraph" svg:x="13.571cm" svg:y="-0.183cm" svg:width="5.151cm" svg:height="1.39cm" draw:z-index="17"><draw:image xlink:href="Pictures/1000000100000130000000527817A9EB44F20A58.png" xlink:type="simple" xlink:show="embed" xlink:actuate="onLoad" draw: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56">Show the active shape in the 3D Viewport without blending. Shape Key Lock gets automatically enabled while the object is in Edit Mode.</text:p>
      <text:h text:style-name="Heading_20_4" text:outline-level="4"><text:bookmark-start text:name="__RefHeading___Toc788_1525647109"/>Shape Key Edit Mode (edit mode icon)<text:bookmark-end text:name="__RefHeading___Toc788_1525647109"/></text:h>
      <text:p text:style-name="P56">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text:soft-page-break/>Re-Time Shape Keys (clock icon)<text:bookmark-end text:name="__RefHeading___Toc1621_3576858447"/></text:h>
      <text:p text:style-name="P56">Absolute shape keys are timed, by order in the list, at a constant interval. This button resets the timing for the keys. Useful if keys were removed or re-ordered.</text:p>
      <text:h text:style-name="Heading_20_4" text:outline-level="4"><draw:frame draw:style-name="fr1" draw:name="Bild22" text:anchor-type="paragraph" svg:y="0.434cm" svg:width="2.739cm" svg:height="2.131cm" draw:z-index="18"><draw:image xlink:href="Pictures/10000001000000A20000007E02F6A37EA9903ED0.png" xlink:type="simple" xlink:show="embed" xlink:actuate="onLoad" draw:mime-type="image/png"/></draw:frame><text:bookmark-start text:name="__RefHeading___Toc1623_3576858447"/>Interpolation<text:bookmark-end text:name="__RefHeading___Toc1623_3576858447"/></text:h>
      <text:p text:style-name="P56"><text:span text:style-name="T33">T</text:span>he interpolation <text:span text:style-name="T33">method </text:span>between shape keys.</text:p>
      <text:h text:style-name="Heading_20_4" text:outline-level="4"><text:bookmark-start text:name="__RefHeading___Toc1625_3576858447"/>Evaluation Time<text:bookmark-end text:name="__RefHeading___Toc1625_3576858447"/></text:h>
      <text:p text:style-name="P56"><text:span text:style-name="T33">Evaluate</text:span> the shape key influence<text:span text:style-name="T33"> over the defined time</text:span>.<text:span text:style-name="T33"> The evaluation starts at influence 0, and reaches 1 at the end of the value of this timer.</text:span></text:p>
      <text:p text:style-name="P62"/>
      <table:table table:name="Tabelle4" table:style-name="Tabelle4">
        <table:table-column table:style-name="Tabelle4.A"/>
        <table:table-row table:style-name="TableLine2222132278352">
          <table:table-cell table:style-name="Tabelle4.A1" office:value-type="string">
            <text:h text:style-name="P100" text:outline-level="1"><text:bookmark-start text:name="__RefHeading___Toc924_4098652225"/><text:span text:style-name="T11">U</text:span><text:span text:style-name="T13">V Maps</text:span><text:span text:style-name="T11"> panel</text:span><text:bookmark-end text:name="__RefHeading___Toc924_4098652225"/></text:h>
          </table:table-cell>
        </table:table-row>
      </table:table>
      <text:h text:style-name="P108" text:outline-level="2"><draw:frame draw:style-name="fr1" draw:name="Bild121" text:anchor-type="paragraph" svg:y="0.25cm" svg:width="5.129cm" svg:height="2.371cm" draw:z-index="19"><draw:image xlink:href="Pictures/100000010000012F0000008C42792DBD66DB4173.png" xlink:type="simple" xlink:show="embed" xlink:actuate="onLoad" draw:mime-type="image/png"/></draw:frame><text:bookmark-start text:name="__RefHeading___Toc926_4098652225"/>UV Map<text:bookmark-end text:name="__RefHeading___Toc926_4098652225"/></text:h>
      <text:p text:style-name="P24">A mesh object can have more than one UV map. Here you can manage the UV maps.</text:p>
      <text:p text:style-name="P64">Just one UV map can be active at a time. But you can use secondary UV maps in a material.</text:p>
      <text:h text:style-name="Heading_20_2" text:outline-level="2"><text:bookmark-start text:name="__RefHeading___Toc928_4098652225"/>Workflow<text:bookmark-end text:name="__RefHeading___Toc928_4098652225"/></text:h>
      <text:p text:style-name="P66"><draw:frame draw:style-name="fr1" draw:name="Bild288" text:anchor-type="paragraph" svg:y="-0.097cm" svg:width="8.939cm" svg:height="3.611cm" draw:z-index="20"><draw:image xlink:href="Pictures/1000000100000210000000D5E55117DF40479983.png" xlink:type="simple" xlink:show="embed" xlink:actuate="onLoad" draw:mime-type="image/png"/></draw:frame>A UV map is simply a group of selected UV elements. So select an UV map, set it active by clicking at the Active Render symbol. And select the UV geometry that should be in this UV map.</text:p>
      <text:p text:style-name="P45"/>
      <text:h text:style-name="P108" text:outline-level="2"><text:bookmark-start text:name="__RefHeading___Toc728_15256471091"/>Active <text:span text:style-name="T20">U</text:span><text:span text:style-name="T21">V Loop</text:span><text:span text:style-name="T20"> Key Index</text:span><text:bookmark-end text:name="__RefHeading___Toc728_15256471091"/></text:h>
      <text:p text:style-name="P45">A List of the UV maps for this mesh.</text:p>
      <text:p text:style-name="P52">It contains two types of shape keys. Basis is the base shape. The other type relies at this shape as the base.</text:p>
      <text:h text:style-name="P116" text:outline-level="3"><text:bookmark-start text:name="__RefHeading___Toc730_15256471091"/><text:span text:style-name="T24">U</text:span><text:span text:style-name="T26">V Map</text:span> name<text:bookmark-end text:name="__RefHeading___Toc730_15256471091"/></text:h>
      <text:p text:style-name="P28">The name of the shape key. It can be renamed by double clicking at it.</text:p>
      <text:h text:style-name="P117" text:outline-level="3"><text:bookmark-start text:name="__RefHeading___Toc732_15256471091"/>Active Render<text:bookmark-end text:name="__RefHeading___Toc732_15256471091"/></text:h>
      <text:p text:style-name="P52">Set this UV map as the one to render. Just one UV map can be active at a time. But you can use secondary UV maps in a material.</text:p>
      <text:h text:style-name="P116" text:outline-level="3"><text:bookmark-start text:name="__RefHeading___Toc736_15256471091"/>Drag Handler<text:bookmark-end text:name="__RefHeading___Toc736_15256471091"/></text:h>
      <text:p text:style-name="P62">The two vertical lines at the end is a handler with which you can expand the list.</text:p>
      <text:h text:style-name="P116" text:outline-level="3"><text:bookmark-start text:name="__RefHeading___Toc738_15256471091"/><text:soft-page-break/>Search Field<text:bookmark-end text:name="__RefHeading___Toc738_15256471091"/></text:h>
      <text:p text:style-name="P34"><draw:frame draw:style-name="fr5" draw:name="Bild23" text:anchor-type="paragraph" svg:x="14.31cm" svg:y="0.213cm" svg:width="4.39cm" svg:height="0.79cm" draw:z-index="21"><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63" text:outline-level="4"><text:bookmark-start text:name="__RefHeading___Toc740_15256471091"/>Invert<text:bookmark-end text:name="__RefHeading___Toc740_15256471091"/></text:h>
      <text:p text:style-name="P34">Exclude the search term instead of searching for it.</text:p>
      <text:h text:style-name="P63" text:outline-level="4"><text:bookmark-start text:name="__RefHeading___Toc742_15256471091"/>Sort by Name<text:bookmark-end text:name="__RefHeading___Toc742_15256471091"/></text:h>
      <text:p text:style-name="P34">Sort the List by name.</text:p>
      <text:h text:style-name="P108" text:outline-level="2"><text:bookmark-start text:name="__RefHeading___Toc744_15256471091"/>Add +<text:bookmark-end text:name="__RefHeading___Toc744_15256471091"/></text:h>
      <text:p text:style-name="P62">Create a<text:span text:style-name="T31"> shape key</text:span>.</text:p>
      <text:h text:style-name="P108" text:outline-level="2"><text:bookmark-start text:name="__RefHeading___Toc746_15256471091"/>Remove -<text:bookmark-end text:name="__RefHeading___Toc746_15256471091"/></text:h>
      <text:p text:style-name="P24">Delete the selected shape key.</text:p>
      <text:p text:style-name="P65"/>
      <table:table table:name="Tabelle5" table:style-name="Tabelle5">
        <table:table-column table:style-name="Tabelle5.A"/>
        <table:table-row table:style-name="TableLine2222132278624">
          <table:table-cell table:style-name="Tabelle5.A1" office:value-type="string">
            <text:h text:style-name="P98" text:outline-level="1"><text:bookmark-start text:name="__RefHeading___Toc930_4098652225"/>Color Attributes panel<text:bookmark-end text:name="__RefHeading___Toc930_4098652225"/></text:h>
          </table:table-cell>
        </table:table-row>
      </table:table>
      <text:p text:style-name="Text_20_body"/>
      <text:p text:style-name="Text_20_body">In vertex paint mode <text:span text:style-name="T51">and sculpt mode</text:span> you can paint vertices of a mesh with a color. This will create a vertex color index. You can see and manage this vertex color indexes in the Vertex Colors panel.<draw:frame draw:style-name="fr8" draw:name="Image1" text:anchor-type="char" svg:y="-0.132cm" svg:width="5.159cm" svg:height="2.12cm" draw:z-index="42"><draw:image xlink:href="Pictures/10000001000001310000007D0C04B1876DEF07EF.png" xlink:type="simple" xlink:show="embed" xlink:actuate="onLoad" draw:mime-type="image/png"/></draw:frame></text:p>
      <text:p text:style-name="Text_20_body">Vertex colors can for example be used to mix shaders together. Or also directly render them. In the shader editor <text:span text:style-name="T51">color attributes</text:span> can be used by the Attribute node.</text:p>
      <text:p text:style-name="Text_20_body">A mesh can have more than one vertex color index <text:span text:style-name="T51">and type</text:span>. <text:s/>But just one index can be the active one.</text:p>
      <text:p text:style-name="P5"/>
      <text:h text:style-name="P109" text:outline-level="2"><text:bookmark-start text:name="__RefHeading___Toc996_4098652225"/>Active <text:span text:style-name="T22">Color</text:span><text:span text:style-name="T20"> Index</text:span><text:bookmark-end text:name="__RefHeading___Toc996_4098652225"/></text:h>
      <text:p text:style-name="P46">A List of the vertex color indexes for this mesh.</text:p>
      <text:h text:style-name="Heading_20_3" text:outline-level="3"><text:bookmark-start text:name="__RefHeading___Toc730_152564710911"/>Color index name<text:bookmark-end text:name="__RefHeading___Toc730_152564710911"/></text:h>
      <text:p text:style-name="P29">The name of the <text:span text:style-name="T35">vertex color index</text:span>. It can be renamed by double clicking at it.</text:p>
      <text:h text:style-name="P118" text:outline-level="3"><text:bookmark-start text:name="__RefHeading___Toc732_152564710911"/>Active Render<text:bookmark-end text:name="__RefHeading___Toc732_152564710911"/></text:h>
      <text:p text:style-name="P53">Set this vertex color index as the one to render. Just one vertex color index can be active at a time. But you can use another vertex color index in a material.</text:p>
      <text:h text:style-name="P119" text:outline-level="3"><text:bookmark-start text:name="__RefHeading___Toc736_152564710911"/>Drag Handler<text:bookmark-end text:name="__RefHeading___Toc736_152564710911"/></text:h>
      <text:p text:style-name="P67">The two vertical lines at the end is a handler with which you can expand the list.</text:p>
      <text:h text:style-name="P119" text:outline-level="3"><text:bookmark-start text:name="__RefHeading___Toc738_152564710911"/><text:soft-page-break/>Search Field<text:bookmark-end text:name="__RefHeading___Toc738_152564710911"/></text:h>
      <text:p text:style-name="P35"><draw:frame draw:style-name="fr5" draw:name="Bild24" text:anchor-type="paragraph" svg:x="14.31cm" svg:y="0.213cm" svg:width="4.39cm" svg:height="0.79cm" draw:z-index="22"><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68" text:outline-level="4"><text:bookmark-start text:name="__RefHeading___Toc740_152564710911"/>Invert<text:bookmark-end text:name="__RefHeading___Toc740_152564710911"/></text:h>
      <text:p text:style-name="P35">Exclude the search term instead of searching for it.</text:p>
      <text:h text:style-name="P68" text:outline-level="4"><text:bookmark-start text:name="__RefHeading___Toc742_152564710911"/>Sort by Name<text:bookmark-end text:name="__RefHeading___Toc742_152564710911"/></text:h>
      <text:p text:style-name="P35">Sort the List by name.</text:p>
      <text:h text:style-name="P109" text:outline-level="2"><text:bookmark-start text:name="__RefHeading___Toc744_152564710911"/>Add +<text:bookmark-end text:name="__RefHeading___Toc744_152564710911"/></text:h>
      <text:p text:style-name="P67">Create a<text:span text:style-name="T31"> vertex color index</text:span>.</text:p>
      <text:h text:style-name="Heading_20_3" text:outline-level="3"><text:bookmark-start text:name="__RefHeading___Toc2133_34607503191"/><text:span text:style-name="T51">Add Color </text:span>Attribute Spe<draw:frame draw:style-name="fr7" draw:name="Image2" text:anchor-type="char" svg:x="11.592cm" svg:y="0.746cm" svg:width="7.523cm" svg:height="3.117cm" draw:z-index="43"><draw:image xlink:href="Pictures/10000001000001DE000000C6AFBB9BA96D8E3BCD.png" xlink:type="simple" xlink:show="embed" xlink:actuate="onLoad" draw:mime-type="image/png"/></draw:frame>cials<text:bookmark-end text:name="__RefHeading___Toc2133_34607503191"/></text:h>
      <text:h text:style-name="P84" text:outline-level="4"><text:bookmark-start text:name="__RefHeading___Toc2451_3449692037"/>Name<text:bookmark-end text:name="__RefHeading___Toc2451_3449692037"/></text:h>
      <text:p text:style-name="P87">The name of the color attribute <text:span text:style-name="T55">index</text:span>.</text:p>
      <text:h text:style-name="P84" text:outline-level="4"><text:bookmark-start text:name="__RefHeading___Toc2453_3449692037"/>Domain<text:bookmark-end text:name="__RefHeading___Toc2453_3449692037"/></text:h>
      <text:p text:style-name="P87">The domain of the color attribute. </text:p>
      <text:list xml:id="list709271379" text:style-name="L1">
        <text:list-item>
          <text:p text:style-name="P123"><text:span text:style-name="T52">Vertex</text:span> stores the color attribute data in the vertices of the mesh data </text:p>
        </text:list-item>
        <text:list-item>
          <text:p text:style-name="P124">Face Corner <text:span text:style-name="T53">stores the color attribute data in the face corners of the mesh data </text:span></text:p>
        </text:list-item>
      </text:list>
      <text:h text:style-name="P84" text:outline-level="4"><text:bookmark-start text:name="__RefHeading___Toc2455_3449692037"/>Data Type<text:bookmark-end text:name="__RefHeading___Toc2455_3449692037"/></text:h>
      <text:p text:style-name="P87">The the color attribute type. </text:p>
      <text:list xml:id="list1415880806" text:style-name="L2">
        <text:list-item>
          <text:p text:style-name="P125">Color <text:span text:style-name="T53">stores RGBA color 32-bit floating point values</text:span></text:p>
        </text:list-item>
        <text:list-item>
          <text:p text:style-name="P125">Byte Color <text:span text:style-name="T53">stores RGBA color 32-bit </text:span><text:span text:style-name="T54">positive integer </text:span><text:span text:style-name="T53">values</text:span> </text:p>
        </text:list-item>
      </text:list>
      <text:h text:style-name="P84" text:outline-level="4"><text:bookmark-start text:name="__RefHeading___Toc2457_3449692037"/>Color<text:bookmark-end text:name="__RefHeading___Toc2457_3449692037"/></text:h>
      <text:p text:style-name="P88">The Default fill colour</text:p>
      <text:h text:style-name="P84" text:outline-level="4"><text:bookmark-start text:name="__RefHeading___Toc2459_3449692037"/>Ok<text:bookmark-end text:name="__RefHeading___Toc2459_3449692037"/></text:h>
      <text:p text:style-name="P85">Confirm to apply</text:p>
      <text:h text:style-name="P109" text:outline-level="2"><text:bookmark-start text:name="__RefHeading___Toc746_152564710911"/>Remove -<text:bookmark-end text:name="__RefHeading___Toc746_152564710911"/></text:h>
      <text:p text:style-name="P23">Delete the selected <text:span text:style-name="T35">vertex color index.</text:span></text:p>
      <text:h text:style-name="Heading_20_2" text:outline-level="2"><draw:frame draw:style-name="fr6" draw:name="Bild41" text:anchor-type="paragraph" svg:y="0.213cm" svg:width="3.15cm" svg:height="1.169cm" draw:z-index="44"><draw:image xlink:href="Pictures/10000001000000BA000000453B9B650EAC65AA68.png" xlink:type="simple" xlink:show="embed" xlink:actuate="onLoad" draw:mime-type="image/png"/></draw:frame><text:bookmark-start text:name="__RefHeading___Toc2321_2824949615"/><text:soft-page-break/>Specials menu<text:bookmark-end text:name="__RefHeading___Toc2321_2824949615"/></text:h>
      <text:h text:style-name="Heading_20_3" text:outline-level="3"><text:bookmark-start text:name="__RefHeading___Toc2323_2824949615"/>Duplicate Color Attribute<text:bookmark-end text:name="__RefHeading___Toc2323_2824949615"/></text:h>
      <text:p text:style-name="P90">Duplicates the selected color attribute</text:p>
      <text:h text:style-name="Heading_20_3" text:outline-level="3"><draw:frame draw:style-name="fr6" draw:name="Bild42" text:anchor-type="paragraph" svg:y="0.61cm" svg:width="5.3cm" svg:height="1.81cm" draw:z-index="45"><draw:image xlink:href="Pictures/10000001000001390000006BCF07A24822721ED1.png" xlink:type="simple" xlink:show="embed" xlink:actuate="onLoad" draw:mime-type="image/png"/></draw:frame><text:bookmark-start text:name="__RefHeading___Toc2325_2824949615"/>Convert Color Attribute<text:bookmark-end text:name="__RefHeading___Toc2325_2824949615"/></text:h>
      <text:p text:style-name="P91">Convert a color attribute domain and data type. This tool calls a popup where you can choose what to convert.</text:p>
      <text:p text:style-name="P86"/>
      <table:table table:name="Tabelle6" table:style-name="Tabelle6">
        <table:table-column table:style-name="Tabelle6.A"/>
        <table:table-row table:style-name="TableLine2222132275904">
          <table:table-cell table:style-name="Tabelle6.A1" office:value-type="string">
            <text:h text:style-name="P101" text:outline-level="1"><text:bookmark-start text:name="__RefHeading___Toc998_4098652225"/><text:span text:style-name="T11">F</text:span><text:span text:style-name="T14">ace Maps</text:span><text:span text:style-name="T11"> panel</text:span><text:bookmark-end text:name="__RefHeading___Toc998_4098652225"/></text:h>
          </table:table-cell>
        </table:table-row>
      </table:table>
      <text:p text:style-name="P6"/>
      <text:p text:style-name="Text_20_body"><draw:frame draw:style-name="fr1" draw:name="Bild27" text:anchor-type="paragraph" svg:y="0.213cm" svg:width="5.159cm" svg:height="2.439cm" draw:z-index="24"><draw:image xlink:href="Pictures/10000001000001310000009087A680016EE63E17.png" xlink:type="simple" xlink:show="embed" xlink:actuate="onLoad" draw:mime-type="image/png"/></draw:frame>Face Maps create<text:span text:style-name="T34">s</text:span> custom gizmos to deform meshes by assigning faces to Face Maps. Face Maps can be used to rig in Object Mode and without making complicated rigging setups. </text:p>
      <text:p text:style-name="Text_20_body">Face Maps is an experimental implementation. They are currently not fully implemented, and require add-ons to take full advantage of this feature.</text:p>
      <text:h text:style-name="P109" text:outline-level="2"><text:bookmark-start text:name="__RefHeading___Toc1000_4098652225"/><text:span text:style-name="T22">Face Map</text:span><text:span text:style-name="T20"> Index</text:span><text:bookmark-end text:name="__RefHeading___Toc1000_4098652225"/></text:h>
      <text:p text:style-name="P46">A List of the face maps for this mesh.</text:p>
      <text:h text:style-name="P119" text:outline-level="3"><text:bookmark-start text:name="__RefHeading___Toc730_1525647109111"/><text:span text:style-name="T27">Face map</text:span> name<text:bookmark-end text:name="__RefHeading___Toc730_1525647109111"/></text:h>
      <text:p text:style-name="P29">The name of the face maps. It can be renamed by double clicking at it.</text:p>
      <text:h text:style-name="P119" text:outline-level="3"><text:bookmark-start text:name="__RefHeading___Toc736_1525647109111"/>Drag Handler<text:bookmark-end text:name="__RefHeading___Toc736_1525647109111"/></text:h>
      <text:p text:style-name="P67">The two vertical lines at the end is a handler with which you can expand the list.</text:p>
      <text:h text:style-name="P119" text:outline-level="3"><text:bookmark-start text:name="__RefHeading___Toc738_1525647109111"/>Search Field<text:bookmark-end text:name="__RefHeading___Toc738_1525647109111"/></text:h>
      <text:p text:style-name="P35"><draw:frame draw:style-name="fr5" draw:name="Bild26" text:anchor-type="paragraph" svg:x="14.31cm" svg:y="0.213cm" svg:width="4.39cm" svg:height="0.79cm" draw:z-index="23"><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68" text:outline-level="4"><text:bookmark-start text:name="__RefHeading___Toc740_1525647109111"/>Invert<text:bookmark-end text:name="__RefHeading___Toc740_1525647109111"/></text:h>
      <text:p text:style-name="P35">Exclude the search term instead of searching for it.</text:p>
      <text:h text:style-name="P68" text:outline-level="4"><text:bookmark-start text:name="__RefHeading___Toc742_1525647109111"/>Sort by Name<text:bookmark-end text:name="__RefHeading___Toc742_1525647109111"/></text:h>
      <text:p text:style-name="P35">Sort the List by name.</text:p>
      <text:h text:style-name="P109" text:outline-level="2"><text:bookmark-start text:name="__RefHeading___Toc744_1525647109111"/>Add +<text:bookmark-end text:name="__RefHeading___Toc744_1525647109111"/></text:h>
      <text:p text:style-name="P67">Create a<text:span text:style-name="T31"> face map</text:span>.</text:p>
      <text:h text:style-name="P109" text:outline-level="2"><text:bookmark-start text:name="__RefHeading___Toc746_1525647109111"/><text:soft-page-break/>Remove -<text:bookmark-end text:name="__RefHeading___Toc746_1525647109111"/></text:h>
      <text:p text:style-name="P23">Delete the selected<text:span text:style-name="T34"> face map.</text:span></text:p>
      <text:p text:style-name="P23"/>
      <text:p text:style-name="P23"/>
      <text:p text:style-name="P23"/>
      <text:p text:style-name="P22"/>
      <table:table table:name="Tabelle13" table:style-name="Tabelle13">
        <table:table-column table:style-name="Tabelle13.A"/>
        <table:table-row table:style-name="TableLine2222132281072">
          <table:table-cell table:style-name="Tabelle13.A1" office:value-type="string">
            <text:h text:style-name="P102" text:outline-level="1"><text:bookmark-start text:name="__RefHeading___Toc2179_511951150"/><text:span text:style-name="T19">Attributes</text:span><text:span text:style-name="T11"> panel</text:span><text:bookmark-end text:name="__RefHeading___Toc2179_511951150"/></text:h>
          </table:table-cell>
        </table:table-row>
      </table:table>
      <text:p text:style-name="P21"><draw:frame draw:style-name="fr1" draw:name="Bild35" text:anchor-type="paragraph" svg:y="0.213cm" svg:width="5.129cm" svg:height="2.131cm" draw:z-index="36"><draw:image xlink:href="Pictures/100000010000012F0000007E3273A9A2C90B565F.png" xlink:type="simple" xlink:show="embed" xlink:actuate="onLoad" draw:mime-type="image/png"/></draw:frame></text:p>
      <text:p text:style-name="Text_20_body">A list of the attributes at this object. Attributes can be used to identify an object in the shader editor or the geometry nodes editor</text:p>
      <text:p text:style-name="P25"/>
      <text:h text:style-name="P110" text:outline-level="2"><text:bookmark-start text:name="__RefHeading___Toc2181_511951150"/><text:span text:style-name="T23">Attributes</text:span><text:span text:style-name="T20"> Index</text:span><text:bookmark-end text:name="__RefHeading___Toc2181_511951150"/></text:h>
      <text:p text:style-name="P47">A List of the <text:span text:style-name="T49">attributes</text:span> for this mesh.</text:p>
      <text:h text:style-name="P120" text:outline-level="3"><text:bookmark-start text:name="__RefHeading___Toc730_15256471091111"/><text:span text:style-name="T28">Attribute</text:span> name<text:bookmark-end text:name="__RefHeading___Toc730_15256471091111"/></text:h>
      <text:p text:style-name="P30">The name of the <text:span text:style-name="T49">attributes</text:span>. It can be renamed by double clicking at it.</text:p>
      <text:h text:style-name="P120" text:outline-level="3"><text:bookmark-start text:name="__RefHeading___Toc736_15256471091111"/>Drag Handler<text:bookmark-end text:name="__RefHeading___Toc736_15256471091111"/></text:h>
      <text:p text:style-name="P76">The two vertical lines at the end is a handler with which you can expand the list.</text:p>
      <text:h text:style-name="P120" text:outline-level="3"><text:bookmark-start text:name="__RefHeading___Toc738_15256471091111"/>Search Field<text:bookmark-end text:name="__RefHeading___Toc738_15256471091111"/></text:h>
      <text:p text:style-name="P36"><draw:frame draw:style-name="fr5" draw:name="Bild36" text:anchor-type="paragraph" svg:x="14.31cm" svg:y="0.213cm" svg:width="4.39cm" svg:height="0.79cm" draw:z-index="37"><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77" text:outline-level="4"><text:bookmark-start text:name="__RefHeading___Toc740_15256471091111"/>Invert<text:bookmark-end text:name="__RefHeading___Toc740_15256471091111"/></text:h>
      <text:p text:style-name="P36">Exclude the search term instead of searching for it.</text:p>
      <text:h text:style-name="P77" text:outline-level="4"><text:bookmark-start text:name="__RefHeading___Toc742_15256471091111"/>Sort by Name<text:bookmark-end text:name="__RefHeading___Toc742_15256471091111"/></text:h>
      <text:p text:style-name="P36">Sort the List by name.</text:p>
      <text:h text:style-name="P110" text:outline-level="2"><text:bookmark-start text:name="__RefHeading___Toc744_15256471091111"/>Add +<text:bookmark-end text:name="__RefHeading___Toc744_15256471091111"/></text:h>
      <text:p text:style-name="P76">Create a<text:span text:style-name="T49"> new attribute.</text:span></text:p>
      <text:h text:style-name="P110" text:outline-level="2"><text:bookmark-start text:name="__RefHeading___Toc746_15256471091111"/>Remove -<text:bookmark-end text:name="__RefHeading___Toc746_15256471091111"/></text:h>
      <text:p text:style-name="P22">Delete the selected<text:span text:style-name="T49"> attribute.</text:span></text:p>
      <text:h text:style-name="Heading_20_2" text:outline-level="2"><text:bookmark-start text:name="__RefHeading___Toc2133_3460750319"/><text:soft-page-break/>Attribute Specials<text:bookmark-end text:name="__RefHeading___Toc2133_3460750319"/></text:h>
      <text:h text:style-name="Heading_20_3" text:outline-level="3"><draw:frame draw:style-name="fr1" draw:name="Bild37" text:anchor-type="paragraph" svg:y="0.67cm" svg:width="5.369cm" svg:height="2.27cm" draw:z-index="38"><draw:image xlink:href="Pictures/100000010000013D00000086DB1894F79B89FB72.png" xlink:type="simple" xlink:show="embed" xlink:actuate="onLoad" draw:mime-type="image/png"/></draw:frame><text:bookmark-start text:name="__RefHeading___Toc2135_3460750319"/>Convert Attrribute<text:bookmark-end text:name="__RefHeading___Toc2135_3460750319"/></text:h>
      <text:p text:style-name="Text_20_body">Change how the selected attribute is stored.</text:p>
      <text:p text:style-name="Text_20_body">This operator opens a popup menu where you can change the settings of the attribute.</text:p>
      <text:h text:style-name="Heading_20_4" text:outline-level="4"><draw:frame draw:style-name="fr1" draw:name="Bild38" text:anchor-type="paragraph" svg:y="0.67cm" svg:width="3cm" svg:height="2.15cm" draw:z-index="39"><draw:image xlink:href="Pictures/10000001000000B10000007F53877AE920328086.png" xlink:type="simple" xlink:show="embed" xlink:actuate="onLoad" draw:mime-type="image/png"/></draw:frame><text:bookmark-start text:name="__RefHeading___Toc2137_3460750319"/>Mode<text:bookmark-end text:name="__RefHeading___Toc2137_3460750319"/></text:h>
      <text:p text:style-name="Text_20_body">What kind of attribute the attribute is.</text:p>
      <text:p text:style-name="Text_20_body">Just the type generic has further settings.</text:p>
      <text:h text:style-name="Heading_20_4" text:outline-level="4"><draw:frame draw:style-name="fr1" draw:name="Bild39" text:anchor-type="paragraph" svg:y="0.67cm" svg:width="2.979cm" svg:height="2.131cm" draw:z-index="40"><draw:image xlink:href="Pictures/10000001000000B00000007E00F079767C433330.png" xlink:type="simple" xlink:show="embed" xlink:actuate="onLoad" draw:mime-type="image/png"/></draw:frame><text:bookmark-start text:name="__RefHeading___Toc2139_3460750319"/>Domain<text:bookmark-end text:name="__RefHeading___Toc2139_3460750319"/></text:h>
      <text:p text:style-name="Text_20_body"><text:span text:style-name="T50">Just generic. </text:span>What <text:span text:style-name="T50">generic mesh e</text:span>lement to affect<text:span text:style-name="T50"> with the attribute.</text:span></text:p>
      <text:p text:style-name="Text_20_body"/>
      <text:h text:style-name="Heading_20_4" text:outline-level="4"><draw:frame draw:style-name="fr1" draw:name="Bild40" text:anchor-type="paragraph" svg:y="0.67cm" svg:width="2.979cm" svg:height="4.009cm" draw:z-index="41"><draw:image xlink:href="Pictures/10000001000000B0000000EDA3394A7B4D4D2A41.png" xlink:type="simple" xlink:show="embed" xlink:actuate="onLoad" draw:mime-type="image/png"/></draw:frame><text:bookmark-start text:name="__RefHeading___Toc2141_3460750319"/>Data Type<text:bookmark-end text:name="__RefHeading___Toc2141_3460750319"/></text:h>
      <text:p text:style-name="P83">Just Generic. What data type to use for the attribute calculation.</text:p>
      <text:p text:style-name="P22"/>
      <text:p text:style-name="P22"/>
      <text:p text:style-name="P21"/>
      <text:p text:style-name="P21"/>
      <text:p text:style-name="P21"/>
      <text:p text:style-name="P122"/>
      <table:table table:name="Tabelle8" table:style-name="Tabelle8">
        <table:table-column table:style-name="Tabelle8.A"/>
        <table:table-row table:style-name="TableLine2222132229664">
          <table:table-cell table:style-name="Tabelle8.A1" office:value-type="string">
            <text:h text:style-name="P103" text:outline-level="1"><text:bookmark-start text:name="__RefHeading___Toc1008_4098652225"/><text:span text:style-name="T11">T</text:span><text:span text:style-name="T15">exture Space </text:span><text:span text:style-name="T11">panel</text:span><text:bookmark-end text:name="__RefHeading___Toc1008_4098652225"/></text:h>
          </table:table-cell>
        </table:table-row>
      </table:table>
      <text:p text:style-name="P7"/>
      <text:p text:style-name="Text_20_body"><draw:frame draw:style-name="fr1" draw:name="Bild29" text:anchor-type="paragraph" svg:y="0.213cm" svg:width="5.66cm" svg:height="3.641cm" draw:z-index="25"><draw:image xlink:href="Pictures/100000010000014E000000D728A2A1C589BFFB8B.png" xlink:type="simple" xlink:show="embed" xlink:actuate="onLoad" draw:mime-type="image/png"/></draw:frame>UV mapping can be generated. A procedural brick texture uses generated UV space for example to define the mapping.</text:p>
      <text:p text:style-name="Text_20_body">In this panel you can adjust settings of the texture space used by generated texture mapping.</text:p>
      <text:p text:style-name="P8"><draw:frame draw:style-name="fr4" draw:name="Bild33" text:anchor-type="paragraph" svg:width="5.99cm" svg:height="6.5cm" draw:z-index="28"><draw:image xlink:href="Pictures/100000010000016200000180FC9300BC08ACAF8D.png" xlink:type="simple" xlink:show="embed" xlink:actuate="onLoad" draw:mime-type="image/png"/></draw:frame><draw:frame draw:style-name="fr3" draw:name="Bild32" text:anchor-type="paragraph" svg:x="7.08cm" svg:width="4.05cm" svg:height="3.761cm" draw:z-index="27"><draw:image xlink:href="Pictures/10000001000000EF000000DEAEEE50CE095A0062.png" xlink:type="simple" xlink:show="embed" xlink:actuate="onLoad" draw:mime-type="image/png"/></draw:frame></text:p>
      <text:p text:style-name="P8"/>
      <text:p text:style-name="P8"/>
      <text:p text:style-name="P8"/>
      <text:p text:style-name="P8"><draw:frame draw:style-name="fr1" draw:name="Bild30" text:anchor-type="paragraph" svg:y="0.053cm" svg:width="5.669cm" svg:height="4.001cm" draw:z-index="26"><draw:image xlink:href="Pictures/100000010000014F000000EC468CA40B5B6202F6.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9">The display of the texture space<text:span text:style-name="T38"> cage</text:span> can be activated in the Viewport Display in the Object properties.</text:p>
      <text:p text:style-name="P8"/>
      <text:h text:style-name="Heading_20_2" text:outline-level="2"><text:bookmark-start text:name="__RefHeading___Toc1010_4098652225"/>Texture Mesh<text:bookmark-end text:name="__RefHeading___Toc1010_4098652225"/></text:h>
      <text:p text:style-name="Text_20_body">Use another mesh for texture indices<text:span text:style-name="T36">. T</text:span>he vertex of the two objects must be perfectly aligned. Otherwise the UV map will be distorted. Note that, this is only for mesh objects.</text:p>
      <text:h text:style-name="Heading_20_2" text:outline-level="2"><text:bookmark-start text:name="__RefHeading___Toc1012_4098652225"/>Auto Texture Space<text:bookmark-end text:name="__RefHeading___Toc1012_4098652225"/></text:h>
      <text:p text:style-name="Text_20_body">Adjusts the active object’s texture space automatically when transforming the object.</text:p>
      <text:h text:style-name="Heading_20_2" text:outline-level="2"><text:bookmark-start text:name="__RefHeading___Toc1014_4098652225"/>Location, Size<text:bookmark-end text:name="__RefHeading___Toc1014_4098652225"/></text:h>
      <text:p text:style-name="Text_20_body"><text:span text:style-name="T36">Adjust the location and size of the texture space manually i</text:span>f <text:span text:style-name="T36">Auto Texture Space is off.</text:span></text:p>
      <text:p text:style-name="Text_20_body"/>
      <text:p text:style-name="Text_20_body"><draw:frame draw:style-name="fr1" draw:name="Bild1" text:anchor-type="paragraph" svg:y="0.28cm" svg:width="6.86cm" svg:height="3.979cm" draw:z-index="30"><draw:image xlink:href="Pictures/1000000100000195000000EB6E55B2D1BDBF8C2D.png" xlink:type="simple" xlink:show="embed" xlink:actuate="onLoad" draw:mime-type="image/png"/></draw:frame>The<text:span text:style-name="T36"> texture space</text:span> can also be adjusted <text:span text:style-name="T36">in</text:span> the 3D Viewport<text:span text:style-name="T36">. See Object Menu / Transform / Move and Scale Texture Space</text:span></text:p>
      <text:p text:style-name="P11"/>
      <text:p text:style-name="P11"/>
      <text:p text:style-name="P11"/>
      <text:p text:style-name="P11"/>
      <text:p text:style-name="P11"/>
      <text:p text:style-name="P11"/>
      <text:p text:style-name="P11"/>
      <text:p text:style-name="P12"/>
      <table:table table:name="Tabelle9" table:style-name="Tabelle9">
        <table:table-column table:style-name="Tabelle9.A"/>
        <table:table-row table:style-name="TableLine2222132224224">
          <table:table-cell table:style-name="Tabelle9.A1" office:value-type="string">
            <text:h text:style-name="P104" text:outline-level="1"><text:bookmark-start text:name="__RefHeading___Toc8848_3389447698"/><text:span text:style-name="T16">R</text:span><text:span text:style-name="T17">emesh</text:span><text:span text:style-name="T39"> Panel</text:span><text:bookmark-end text:name="__RefHeading___Toc8848_3389447698"/></text:h>
          </table:table-cell>
        </table:table-row>
      </table:table>
      <text:p text:style-name="Text_20_body"><draw:frame draw:style-name="fr1" draw:name="Bild129" text:anchor-type="paragraph" svg:y="0.392cm" svg:width="5.159cm" svg:height="4.42cm" draw:z-index="29"><draw:image xlink:href="Pictures/100000010000013100000105FCA9C9EA3E3BD15D.png" xlink:type="simple" xlink:show="embed" xlink:actuate="onLoad" draw:mime-type="image/png"/></draw:frame></text:p>
      <text:p text:style-name="Text_20_body"><text:span text:style-name="T39">You may create a sculpt mesh that has ways too many polygons. Or too many polygons at one area, and not enough polygons at another area. </text:span>Remeshing <text:span text:style-name="T39">recreates the mesh geometry, with a more uniform topology.</text:span></text:p>
      <text:p text:style-name="P71">You need to turn off Dyntopo to activate the feature.</text:p>
      <text:p text:style-name="P71"/>
      <text:h text:style-name="P112" text:outline-level="2"><text:bookmark-start text:name="__RefHeading___Toc47385_722664933"/>Mode<text:bookmark-end text:name="__RefHeading___Toc47385_722664933"/></text:h>
      <text:p text:style-name="P73"><draw:frame draw:style-name="fr1" draw:name="Bild3" text:anchor-type="paragraph" svg:y="0.176cm" svg:width="5.129cm" svg:height="1.03cm" draw:z-index="31"><draw:image xlink:href="Pictures/100000000000012F0000003D81B96A6B2DBA5B47.jpg" xlink:type="simple" xlink:show="embed" xlink:actuate="onLoad" draw:mime-type="image/jpeg"/></draw:frame>Use Voxel or Quad Remesher.<text:span text:style-name="T41"> The Quad remesher has no settings. The following settings are all for the voxel remesher.</text:span></text:p>
      <text:h text:style-name="P112" text:outline-level="2"><text:bookmark-start text:name="__RefHeading___Toc8850_3389447698"/>Voxel Size<text:bookmark-end text:name="__RefHeading___Toc8850_3389447698"/></text:h>
      <text:p text:style-name="Text_20_body">Adjust the density of the new created geometry.</text:p>
      <text:h text:style-name="Heading_20_2" text:outline-level="2"><text:bookmark-start text:name="__RefHeading___Toc8852_3389447698"/><text:soft-page-break/>Adaptivity<text:bookmark-end text:name="__RefHeading___Toc8852_3389447698"/></text:h>
      <text:p text:style-name="Text_20_body">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Text_20_body">Produce less poles and a better topology flow.</text:p>
      <text:h text:style-name="Heading_20_2" text:outline-level="2"><text:bookmark-start text:name="__RefHeading___Toc8856_3389447698"/>Smooth Normals<text:bookmark-end text:name="__RefHeading___Toc8856_3389447698"/></text:h>
      <text:p text:style-name="Text_20_body">Smooth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Text_20_body">Tries to preserves the volume of the original mesh.</text:p>
      <text:h text:style-name="P121" text:outline-level="3"><text:bookmark-start text:name="__RefHeading___Toc8860_3389447698"/>Paint Mask<text:bookmark-end text:name="__RefHeading___Toc8860_3389447698"/></text:h>
      <text:p text:style-name="P71">Keep existing paint masks at the new mesh.</text:p>
      <text:h text:style-name="P121" text:outline-level="3"><text:bookmark-start text:name="__RefHeading___Toc3912_97366285"/>Face Sets<text:bookmark-end text:name="__RefHeading___Toc3912_97366285"/></text:h>
      <text:p text:style-name="P74">Keep the current face sets at the new created mesh.</text:p>
      <text:h text:style-name="P112" text:outline-level="2"><text:bookmark-start text:name="__RefHeading___Toc8862_3389447698"/><text:span text:style-name="T40">Voxel </text:span>Remesh<text:span text:style-name="T41"> / QuadriFlow Remesh</text:span><text:bookmark-end text:name="__RefHeading___Toc8862_3389447698"/></text:h>
      <text:p text:style-name="P71">Starts the remesher in the chosen method.</text:p>
      <text:p text:style-name="P72"/>
      <table:table table:name="Tabelle10" table:style-name="Tabelle10">
        <table:table-column table:style-name="Tabelle10.A"/>
        <table:table-row table:style-name="TableLine2222132226944">
          <table:table-cell table:style-name="Tabelle10.A1" office:value-type="string">
            <text:h text:style-name="P105" text:outline-level="1"><text:bookmark-start text:name="__RefHeading___Toc1953_300917661"/><text:span text:style-name="T18">Geometry Data</text:span><text:span text:style-name="T15"> </text:span><text:span text:style-name="T11">panel</text:span><text:bookmark-end text:name="__RefHeading___Toc1953_300917661"/></text:h>
          </table:table-cell>
        </table:table-row>
      </table:table>
      <text:p text:style-name="P13"/>
      <text:p text:style-name="Text_20_body"><draw:frame draw:style-name="fr1" draw:name="Bild4" text:anchor-type="paragraph" svg:y="0.392cm" svg:width="5.08cm" svg:height="2.739cm" draw:z-index="32"><draw:image xlink:href="Pictures/100000010000012C000000A234954C8CC03316CC.png" xlink:type="simple" xlink:show="embed" xlink:actuate="onLoad" draw:mime-type="image/png"/></draw:frame>Mesh objects can have different types of custom data attached to them. This data is mostly used internally and can be exported by some exporters<text:span text:style-name="T42"> like Collada or Alembic</text:span>.</text:p>
      <text:h text:style-name="Heading_20_2" text:outline-level="2"><text:bookmark-start text:name="__RefHeading___Toc1955_300917661"/>Clear Sculpt-Mask Data<text:bookmark-end text:name="__RefHeading___Toc1955_300917661"/></text:h>
      <text:p text:style-name="Text_20_body">Removes the sculpting mask data layer. <text:span text:style-name="T42">It has no big impact, but this can speed up sculpting if the mask is not longer used.</text:span></text:p>
      <text:h text:style-name="Heading_20_2" text:outline-level="2"><text:bookmark-start text:name="__RefHeading___Toc1957_300917661"/>Clear Skin Data<text:bookmark-end text:name="__RefHeading___Toc1957_300917661"/></text:h>
      <text:p text:style-name="Text_20_body">Used to manage the skin data layer which is used by the Skin Modifier. This operator can be needed in case a Skin modifier is created but no skin data exist.</text:p>
      <text:h text:style-name="Heading_20_2" text:outline-level="2"><text:bookmark-start text:name="__RefHeading___Toc1961_300917661"/><text:soft-page-break/><text:span text:style-name="T43">Store Vertex </text:span>Bevel Weight<text:bookmark-end text:name="__RefHeading___Toc1961_300917661"/></text:h>
      <text:p text:style-name="Text_20_body">Stores the vertex bevel weight so that it is not overwritten by other operations.</text:p>
      <text:h text:style-name="Heading_20_2" text:outline-level="2"><text:bookmark-start text:name="__RefHeading___Toc1963_300917661"/><text:span text:style-name="T43">Stores E</text:span>dge<text:span text:style-name="T43"> </text:span>Bevel Weight<text:bookmark-end text:name="__RefHeading___Toc1963_300917661"/></text:h>
      <text:p text:style-name="Text_20_body">Stores the Edge bevel weight so that it is not overwritten by other operations.</text:p>
      <text:h text:style-name="Heading_20_2" text:outline-level="2"><text:bookmark-start text:name="__RefHeading___Toc1965_300917661"/><text:span text:style-name="T43">Store </text:span>Edge Crease<text:bookmark-end text:name="__RefHeading___Toc1965_300917661"/></text:h>
      <text:p text:style-name="Text_20_body">Stores the Edge Crease so that it is not overwritten by other operations.</text:p>
      <text:p text:style-name="P20"/>
      <table:table table:name="Tabelle11" table:style-name="Tabelle11">
        <table:table-column table:style-name="Tabelle11.A"/>
        <table:table-row table:style-name="TableLine2222132235648">
          <table:table-cell table:style-name="Tabelle11.A1" office:value-type="string">
            <text:h text:style-name="P106" text:outline-level="1"><text:bookmark-start text:name="__RefHeading___Toc4992_1210455647"/><text:span text:style-name="T44">Custom Properties</text:span> <text:span text:style-name="T45">Panel</text:span><text:bookmark-end text:name="__RefHeading___Toc4992_1210455647"/></text:h>
          </table:table-cell>
        </table:table-row>
      </table:table>
      <text:p text:style-name="P17"/>
      <text:p text:style-name="P17"><draw:frame draw:style-name="fr2" draw:name="Bild51" text:anchor-type="paragraph" svg:width="4.81cm" svg:height="2.76cm" draw:z-index="33"><draw:image xlink:href="Pictures/100000010000011C000000A3EE5F7A0933B8D2DE.png" xlink:type="simple" xlink:show="embed" xlink:actuate="onLoad" draw:mime-type="image/png"/></draw:frame><text:span text:style-name="T47">Here you can define c</text:span><text:span text:style-name="T46">ustom properties</text:span><text:span text:style-name="T47"> that can be</text:span><text:span text:style-name="T46"> used </text:span><text:span text:style-name="T47">for</text:span><text:span text:style-name="T46"> scripting.</text:span></text:p>
      <text:p text:style-name="P16"/>
      <text:p text:style-name="P15">Here you might also find custom properties from addons or scripts.</text:p>
      <text:p text:style-name="P15"/>
      <text:p text:style-name="P16"/>
      <text:h text:style-name="P113" text:outline-level="2"><text:bookmark-start text:name="__RefHeading___Toc4994_1210455647"/>Add<text:bookmark-end text:name="__RefHeading___Toc4994_1210455647"/></text:h>
      <text:p text:style-name="P75">Adds a new property.</text:p>
      <text:h text:style-name="P113" text:outline-level="2"><draw:frame draw:style-name="fr1" draw:name="Bild52" text:anchor-type="paragraph" svg:y="0.81cm" svg:width="5.23cm" svg:height="3.47cm" draw:z-index="34"><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75">Opens a panel where you can adjust the settings for the custom property.</text:p>
      <text:p text:style-name="P75"/>
      <text:h text:style-name="P113" text:outline-level="2"><text:bookmark-start text:name="__RefHeading___Toc4998_1210455647"/>Remove<text:bookmark-end text:name="__RefHeading___Toc4998_1210455647"/></text:h>
      <text:p text:style-name="P15">Removes the property.</text:p>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7cd49"/>
    </style:style>
    <style:style style:name="MT2" style:family="text">
      <style:text-properties officeooo:rsid="007ae46a"/>
    </style:style>
    <style:style style:name="MT3" style:family="text">
      <style:text-properties officeooo:rsid="007c606c"/>
    </style:style>
    <style:style style:name="MT4" style:family="text">
      <style:text-properties officeooo:rsid="005263a6"/>
    </style:style>
    <style:style style:name="MT5" style:family="text">
      <style:text-properties officeooo:rsid="0077665b"/>
    </style:style>
    <style:style style:name="MT6" style:family="text">
      <style:text-properties officeooo:rsid="006a2a9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1<text:span text:style-name="MT3">4</text:span><text:span text:style-name="MT4">.1</text:span> Editors - Properties Editor - Object Data Properties<text:span text:style-name="MT5"> </text:span>Tab<text:span text:style-name="MT6"> - Mesh Object</text:span></text:p>
      </style:header>
      <style:footer>
        <text:p text:style-name="MP2"><text:page-number text:select-page="current">19</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5H31M23S</meta:editing-duration>
    <meta:editing-cycles>91</meta:editing-cycles>
    <meta:generator>LibreOffice/7.2.7.2$Windows_X86_64 LibreOffice_project/8d71d29d553c0f7dcbfa38fbfda25ee34cce99a2</meta:generator>
    <dc:date>2023-11-11T11:09:48.554000000</dc:date>
    <meta:document-statistic meta:table-count="12" meta:image-count="46" meta:object-count="0" meta:page-count="19" meta:paragraph-count="488" meta:word-count="3729" meta:character-count="19730" meta:non-whitespace-character-count="16473"/>
    <meta:template xlink:type="simple" xlink:actuate="onRequest" xlink:title="standard1cm" xlink:href="../../../../AppData/Roaming/LibreOffice/4/user/template/standard1cm.ott" meta:date="2016-03-28T18:47:57.125000000"/>
  </office:meta>
</office:document-meta>
</file>